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-0.706cm"/>
    </style:style>
    <style:style style:name="Column1" style:family="table-column">
      <style:table-column-properties style:column-width="9.499cm"/>
    </style:style>
    <style:style style:name="Column2" style:family="table-column">
      <style:table-column-properties style:column-width="7.01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Title">
      <style:paragraph-properties fo:text-align="center" fo:break-before="auto" fo:line-height="115%" style:writing-mode="lr-tb"/>
    </style:style>
    <style:style style:name="T7_1" style:family="text"/>
    <style:style style:name="P8" style:family="paragraph" style:parent-style-name="Heading_20_2">
      <style:paragraph-properties fo:text-align="center" fo:break-before="auto" fo:line-height="115%" style:writing-mode="lr-tb"/>
    </style:style>
    <style:style style:name="T8_1" style:family="text">
      <style:text-properties style:font-name="Arial" fo:font-size="18pt" style:font-name-asian="Arial" style:font-size-asian="18pt" style:font-name-complex="Arial" style:font-size-complex="18pt"/>
    </style:style>
    <style:style style:name="T8_2" style:family="text">
      <style:text-properties style:font-name="Arial" fo:font-size="18pt" style:font-name-asian="Arial" style:font-size-asian="18pt" style:font-name-complex="Arial" style:font-size-complex="18pt"/>
    </style:style>
    <style:style style:name="T8_3" style:family="text">
      <style:text-properties style:font-name="Arial" fo:font-size="18pt" style:font-name-asian="Arial" style:font-size-asian="18pt" style:font-name-complex="Arial" style:font-size-complex="18pt"/>
    </style:style>
    <style:style style:name="T8_4" style:family="text">
      <style:text-properties style:font-name="Arial" fo:font-size="18pt" style:font-name-asian="Arial" style:font-size-asian="18pt" style:font-name-complex="Arial" style:font-size-complex="18pt"/>
    </style:style>
    <style:style style:name="T8_5" style:family="text">
      <style:text-properties style:font-name="Arial" fo:font-size="18pt" style:font-name-asian="Arial" style:font-size-asian="18pt" style:font-name-complex="Arial" style:font-size-complex="18pt"/>
    </style:style>
    <style:style style:name="T8_6" style:family="text">
      <style:text-properties style:font-name="Arial" fo:font-size="18pt" style:font-name-asian="Arial" style:font-size-asian="18pt" style:font-name-complex="Arial" style:font-size-complex="18pt"/>
    </style:style>
    <style:style style:name="T8_7" style:family="text">
      <style:text-properties style:font-name="Arial" fo:font-size="18pt" style:font-name-asian="Arial" style:font-size-asian="18pt" style:font-name-complex="Arial" style:font-size-complex="18pt"/>
    </style:style>
    <style:style style:name="T8_8" style:family="text">
      <style:text-properties style:font-name="Arial" fo:font-size="18pt" style:font-name-asian="Arial" style:font-size-asian="18pt" style:font-name-complex="Arial" style:font-size-complex="18pt"/>
    </style:style>
    <style:style style:name="T8_9" style:family="text">
      <style:text-properties style:font-name="Arial" fo:font-size="18pt" style:font-name-asian="Arial" style:font-size-asian="18pt" style:font-name-complex="Arial" style:font-size-complex="18pt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Title">
      <style:paragraph-properties fo:break-before="auto" fo:line-height="115%" fo:margin-top="0cm" fo:margin-right="0.291cm" style:writing-mode="lr-tb"/>
    </style:style>
    <style:style style:name="T11_1" style:family="text">
      <style:text-properties fo:font-size="24pt" style:font-size-asian="24pt" style:font-size-complex="24pt" fo:font-weight="bold" style:font-weight-asian="bold" style:font-weight-complex="bold"/>
    </style:style>
    <style:style style:name="P12" style:family="paragraph" style:parent-style-name="Heading_20_2">
      <style:paragraph-properties fo:break-before="auto" fo:line-height="115%" fo:margin-top="0cm" fo:margin-bottom="0cm" style:writing-mode="lr-tb"/>
    </style:style>
    <style:style style:name="T12_1" style:family="text">
      <style:text-properties style:font-name="Arial" fo:font-size="18pt" style:font-name-asian="Arial" style:font-size-asian="18pt" style:font-name-complex="Arial" style:font-size-complex="18pt"/>
    </style:style>
    <style:style style:name="T12_2" style:family="text">
      <style:text-properties style:font-name="Arial" fo:font-size="18pt" style:font-name-asian="Arial" style:font-size-asian="18pt" style:font-name-complex="Arial" style:font-size-complex="18pt"/>
    </style:style>
    <style:style style:name="T12_3" style:family="text">
      <style:text-properties style:font-name="Arial" fo:font-size="18pt" style:font-name-asian="Arial" style:font-size-asian="18pt" style:font-name-complex="Arial" style:font-size-complex="18pt"/>
    </style:style>
    <style:style style:name="T12_4" style:family="text">
      <style:text-properties style:font-name="Arial" fo:font-size="18pt" style:font-name-asian="Arial" style:font-size-asian="18pt" style:font-name-complex="Arial" style:font-size-complex="18pt"/>
    </style:style>
    <style:style style:name="T12_5" style:family="text">
      <style:text-properties style:font-name="Arial" fo:font-size="18pt" style:font-name-asian="Arial" style:font-size-asian="18pt" style:font-name-complex="Arial" style:font-size-complex="18pt"/>
    </style:style>
    <style:style style:name="T12_6" style:family="text">
      <style:text-properties style:font-name="Arial" fo:font-size="18pt" style:font-name-asian="Arial" style:font-size-asian="18pt" style:font-name-complex="Arial" style:font-size-complex="18pt"/>
    </style:style>
    <style:style style:name="T12_7" style:family="text">
      <style:text-properties style:font-name="Arial" fo:font-size="18pt" style:font-name-asian="Arial" style:font-size-asian="18pt" style:font-name-complex="Arial" style:font-size-complex="18pt"/>
    </style:style>
    <style:style style:name="T12_8" style:family="text">
      <style:text-properties style:font-name="Arial" fo:font-size="18pt" style:font-name-asian="Arial" style:font-size-asian="18pt" style:font-name-complex="Arial" style:font-size-complex="18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2">
      <style:paragraph-properties fo:break-before="auto" fo:line-height="115%" fo:margin-top="0cm" fo:margin-bottom="0cm" style:writing-mode="lr-tb"/>
    </style:style>
    <style:style style:name="T24_1" style:family="text">
      <style:text-properties style:font-name="Arial" fo:font-size="18pt" style:font-name-asian="Arial" style:font-size-asian="18pt" style:font-name-complex="Arial" style:font-size-complex="18pt"/>
    </style:style>
    <style:style style:name="T24_2" style:family="text">
      <style:text-properties style:font-name="Arial" fo:font-size="18pt" style:font-name-asian="Arial" style:font-size-asian="18pt" style:font-name-complex="Arial" style:font-size-complex="18pt"/>
    </style:style>
    <style:style style:name="T24_3" style:family="text">
      <style:text-properties style:font-name="Arial" fo:font-size="18pt" style:font-name-asian="Arial" style:font-size-asian="18pt" style:font-name-complex="Arial" style:font-size-complex="18pt"/>
    </style:style>
    <style:style style:name="T24_4" style:family="text">
      <style:text-properties style:font-name="Arial" fo:font-size="18pt" style:font-name-asian="Arial" style:font-size-asian="18pt" style:font-name-complex="Arial" style:font-size-complex="18pt"/>
    </style:style>
    <style:style style:name="T24_5" style:family="text">
      <style:text-properties style:font-name="Arial" fo:font-size="18pt" style:font-name-asian="Arial" style:font-size-asian="18pt" style:font-name-complex="Arial" style:font-size-complex="18pt"/>
    </style:style>
    <style:style style:name="T24_6" style:family="text">
      <style:text-properties style:font-name="Arial" fo:font-size="18pt" style:font-name-asian="Arial" style:font-size-asian="18pt" style:font-name-complex="Arial" style:font-size-complex="18pt"/>
    </style:style>
    <style:style style:name="T24_7" style:family="text">
      <style:text-properties style:font-name="Arial" fo:font-size="18pt" style:font-name-asian="Arial" style:font-size-asian="18pt" style:font-name-complex="Arial" style:font-size-complex="18pt"/>
    </style:style>
    <style:style style:name="T24_8" style:family="text">
      <style:text-properties style:font-name="Arial" fo:font-size="18pt" style:font-name-asian="Arial" style:font-size-asian="18pt" style:font-name-complex="Arial" style:font-size-complex="18pt"/>
    </style:style>
    <style:style style:name="T24_9" style:family="text">
      <style:text-properties style:font-name="Arial" fo:font-size="18pt" style:font-name-asian="Arial" style:font-size-asian="18pt" style:font-name-complex="Arial" style:font-size-complex="18pt"/>
    </style:style>
    <style:style style:name="T24_10" style:family="text">
      <style:text-properties style:font-name="Arial" fo:font-size="18pt" style:font-name-asian="Arial" style:font-size-asian="18pt" style:font-name-complex="Arial" style:font-size-complex="18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P29" style:family="paragraph" style:parent-style-name="Heading_20_2">
      <style:paragraph-properties fo:break-before="auto" fo:line-height="115%" fo:margin-top="0cm" fo:margin-bottom="0cm" style:writing-mode="lr-tb"/>
    </style:style>
    <style:style style:name="T29_1" style:family="text">
      <style:text-properties style:font-name="Arial" fo:font-size="18pt" style:font-name-asian="Arial" style:font-size-asian="18pt" style:font-name-complex="Arial" style:font-size-complex="18pt"/>
    </style:style>
    <style:style style:name="T29_2" style:family="text">
      <style:text-properties style:font-name="Arial" fo:font-size="18pt" style:font-name-asian="Arial" style:font-size-asian="18pt" style:font-name-complex="Arial" style:font-size-complex="18pt"/>
    </style:style>
    <style:style style:name="T29_3" style:family="text">
      <style:text-properties style:font-name="Arial" fo:font-size="18pt" style:font-name-asian="Arial" style:font-size-asian="18pt" style:font-name-complex="Arial" style:font-size-complex="18pt"/>
    </style:style>
    <style:style style:name="T29_4" style:family="text">
      <style:text-properties style:font-name="Arial" fo:font-size="18pt" style:font-name-asian="Arial" style:font-size-asian="18pt" style:font-name-complex="Arial" style:font-size-complex="18pt"/>
    </style:style>
    <style:style style:name="T29_5" style:family="text">
      <style:text-properties style:font-name="Arial" fo:font-size="18pt" style:font-name-asian="Arial" style:font-size-asian="18pt" style:font-name-complex="Arial" style:font-size-complex="18pt"/>
    </style:style>
    <style:style style:name="T29_6" style:family="text">
      <style:text-properties style:font-name="Arial" fo:font-size="18pt" style:font-name-asian="Arial" style:font-size-asian="18pt" style:font-name-complex="Arial" style:font-size-complex="18pt"/>
    </style:style>
    <style:style style:name="T29_7" style:family="text">
      <style:text-properties style:font-name="Arial" fo:font-size="18pt" style:font-name-asian="Arial" style:font-size-asian="18pt" style:font-name-complex="Arial" style:font-size-complex="18pt"/>
    </style:style>
    <style:style style:name="T29_8" style:family="text">
      <style:text-properties style:font-name="Arial" fo:font-size="18pt" style:font-name-asian="Arial" style:font-size-asian="18pt" style:font-name-complex="Arial" style:font-size-complex="18pt"/>
    </style:style>
    <style:style style:name="T29_9" style:family="text">
      <style:text-properties style:font-name="Arial" fo:font-size="18pt" style:font-name-asian="Arial" style:font-size-asian="18pt" style:font-name-complex="Arial" style:font-size-complex="18pt"/>
    </style:style>
    <style:style style:name="T29_10" style:family="text">
      <style:text-properties style:font-name="Arial" fo:font-size="18pt" style:font-name-asian="Arial" style:font-size-asian="18pt" style:font-name-complex="Arial" style:font-size-complex="18pt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P31" style:family="paragraph" style:parent-style-name="Standard">
      <style:paragraph-properties fo:break-before="auto" fo:text-indent="1.27cm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text-indent="-0.635cm" fo:line-height="115%" fo:margin-left="2.54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text-indent="-0.635cm" fo:line-height="115%" fo:margin-left="2.54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text-indent="-0.635cm" fo:line-height="115%" fo:margin-left="2.54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text-indent="-0.635cm" fo:line-height="115%" fo:margin-left="2.54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text-indent="-0.635cm" fo:line-height="115%" fo:margin-left="2.54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text-indent="1.27cm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Standard">
      <style:paragraph-properties fo:break-before="auto" fo:text-indent="-0.635cm" fo:line-height="115%" fo:margin-left="2.54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break-before="auto" fo:text-indent="-0.635cm" fo:line-height="115%" fo:margin-left="2.54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text-indent="-0.635cm" fo:line-height="115%" fo:margin-left="2.54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text-indent="-0.635cm" fo:line-height="115%" fo:margin-left="2.54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Standard">
      <style:paragraph-properties fo:break-before="auto" fo:text-indent="-0.635cm" fo:line-height="115%" fo:margin-left="2.54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text-indent="-0.635cm" fo:line-height="115%" fo:margin-left="2.54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Standard">
      <style:paragraph-properties fo:break-before="auto" fo:text-indent="-0.635cm" fo:line-height="115%" fo:margin-left="2.54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text-indent="-0.635cm" fo:line-height="115%" fo:margin-left="2.54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P46" style:family="paragraph" style:parent-style-name="Standard">
      <style:paragraph-properties fo:break-before="auto" fo:text-indent="-0.635cm" fo:line-height="115%" fo:margin-left="2.54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text-indent="-0.635cm" fo:line-height="115%" fo:margin-left="2.54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text-indent="-0.635cm" fo:line-height="115%" fo:margin-left="2.54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Title">
      <style:paragraph-properties fo:break-before="auto" fo:line-height="115%" fo:margin-top="0cm" style:writing-mode="lr-tb"/>
    </style:style>
    <style:style style:name="T52_1" style:family="text"/>
    <style:style style:name="T52_2" style:family="text">
      <style:text-properties fo:font-size="24pt" style:font-size-asian="24pt" style:font-size-complex="24pt" fo:font-weight="bold" style:font-weight-asian="bold" style:font-weight-complex="bold"/>
    </style:style>
    <style:style style:name="T52_3" style:family="text">
      <style:text-properties fo:font-size="24pt" style:font-size-asian="24pt" style:font-size-complex="24pt" fo:font-weight="bold" style:font-weight-asian="bold" style:font-weight-complex="bold"/>
    </style:style>
    <style:style style:name="T52_4" style:family="text">
      <style:text-properties fo:font-size="24pt" style:font-size-asian="24pt" style:font-size-complex="24pt" fo:font-weight="bold" style:font-weight-asian="bold" style:font-weight-complex="bold"/>
    </style:style>
    <style:style style:name="T52_5" style:family="text">
      <style:text-properties fo:font-size="24pt" style:font-size-asian="24pt" style:font-size-complex="24pt" fo:font-weight="bold" style:font-weight-asian="bold" style:font-weight-complex="bold"/>
    </style:style>
    <style:style style:name="T52_6" style:family="text">
      <style:text-properties fo:font-size="24pt" style:font-size-asian="24pt" style:font-size-complex="24pt" fo:font-weight="bold" style:font-weight-asian="bold" style:font-weight-complex="bold"/>
    </style:style>
    <style:style style:name="T52_7" style:family="text">
      <style:text-properties fo:font-size="24pt" style:font-size-asian="24pt" style:font-size-complex="24pt" fo:font-weight="bold" style:font-weight-asian="bold" style:font-weight-complex="bold"/>
    </style:style>
    <style:style style:name="T52_8" style:family="text">
      <style:text-properties fo:font-size="24pt" style:font-size-asian="24pt" style:font-size-complex="24pt" fo:font-weight="bold" style:font-weight-asian="bold" style:font-weight-complex="bold"/>
    </style:style>
    <style:style style:name="T52_9" style:family="text">
      <style:text-properties fo:font-size="24pt" style:font-size-asian="24pt" style:font-size-complex="24pt" fo:font-weight="bold" style:font-weight-asian="bold" style:font-weight-complex="bold"/>
    </style:style>
    <style:style style:name="T52_10" style:family="text">
      <style:text-properties fo:font-size="24pt" style:font-size-asian="24pt" style:font-size-complex="24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fo:margin-bottom="0cm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Table2" style:family="table">
      <style:table-properties table:align="left" style:width="16.51cm" fo:margin-left="-0.706cm"/>
    </style:style>
    <style:style style:name="Column3" style:family="table-column">
      <style:table-column-properties style:column-width="2.17cm"/>
    </style:style>
    <style:style style:name="Column4" style:family="table-column">
      <style:table-column-properties style:column-width="6.297cm"/>
    </style:style>
    <style:style style:name="Column5" style:family="table-column">
      <style:table-column-properties style:column-width="3.043cm"/>
    </style:style>
    <style:style style:name="Column6" style:family="table-column">
      <style:table-column-properties style:column-width="2.963cm"/>
    </style:style>
    <style:style style:name="Column7" style:family="table-column">
      <style:table-column-properties style:column-width="2.037cm"/>
    </style:style>
    <style:style style:name="Row3" style:family="table-row"/>
    <style:style style:name="Cell5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1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2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3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4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5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6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7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8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69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0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1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2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3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4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7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8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79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0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30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1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2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3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4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5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35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6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7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8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89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90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40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91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92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93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94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95" style:family="paragraph" style:parent-style-name="Standard">
      <style:paragraph-properties fo:text-align="center" fo:break-before="auto" fo:text-indent="0cm" fo:line-height="115%" fo:margin-top="0cm" fo:margin-bottom="0cm" fo:margin-left="-0.106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justify" fo:break-before="auto" fo:line-height="100%" style:writing-mode="lr-tb"/>
    </style:style>
    <style:style style:name="P97" style:family="paragraph" style:parent-style-name="Standard">
      <style:paragraph-properties fo:break-before="auto" fo:text-indent="1.27cm" fo:line-height="115%" style:writing-mode="lr-tb"/>
    </style:style>
    <style:style style:name="Table3" style:family="table">
      <style:table-properties table:align="left" style:width="8.229cm" fo:margin-left="-0.706cm"/>
    </style:style>
    <style:style style:name="Column8" style:family="table-column">
      <style:table-column-properties style:column-width="3.175cm"/>
    </style:style>
    <style:style style:name="Column9" style:family="table-column">
      <style:table-column-properties style:column-width="5.054cm"/>
    </style:style>
    <style:style style:name="Row11" style:family="table-row"/>
    <style:style style:name="Cell45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6" style:family="table-cell">
      <style:table-cell-properties fo:background-color="#d9d9d9" style:vertical-align="middle" fo:padding-top="0.176cm" fo:border-top="#000000 0.035cm solid" fo:padding-bottom="0.176cm" fo:border-bottom="#000001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2" style:family="table-row"/>
    <style:style style:name="Cell47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0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1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2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3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1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4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5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3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6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7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5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8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1 0.035cm solid" fo:padding-bottom="0.176cm" fo:border-bottom="#000001 0.035cm solid" fo:padding-left="0.176cm" fo:border-left="#000001 0.035cm solid" fo:padding-right="0.176cm" fo:border-right="#000001 0.035cm solid"/>
    </style:style>
    <style:style style:name="P109" style:family="paragraph" style:parent-style-name="Standard">
      <style:paragraph-properties fo:text-align="center" fo:break-before="auto" fo:text-indent="0cm" fo:line-height="115%" fo:margin-top="0cm" fo:margin-bottom="0cm" fo:margin-left="-0.388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4pt" style:font-size-asian="14pt" style:font-size-complex="14pt" fo:font-weight="bold" style:font-weight-asian="bold" style:font-weight-complex="bold"/>
    </style:style>
    <style:style style:name="T111_2" style:family="text">
      <style:text-properties fo:font-size="14pt" style:font-size-asian="14pt" style:font-size-complex="14pt" fo:font-weight="bold" style:font-weight-asian="bold" style:font-weight-complex="bold"/>
    </style:style>
    <style:style style:name="T111_3" style:family="text">
      <style:text-properties fo:font-size="14pt" style:font-size-asian="14pt" style:font-size-complex="14pt" fo:font-weight="bold" style:font-weight-asian="bold" style:font-weight-complex="bold"/>
    </style:style>
    <style:style style:name="T111_4" style:family="text">
      <style:text-properties fo:font-size="14pt" style:font-size-asian="14pt" style:font-size-complex="14pt" fo:font-weight="bold" style:font-weight-asian="bold" style:font-weight-complex="bold"/>
    </style:style>
    <style:style style:name="T111_5" style:family="text"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3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-0.529cm"/>
    </style:style>
    <style:style style:name="Column10" style:family="table-column">
      <style:table-column-properties style:column-width="3.307cm"/>
    </style:style>
    <style:style style:name="Column11" style:family="table-column">
      <style:table-column-properties style:column-width="2.328cm"/>
    </style:style>
    <style:style style:name="Column12" style:family="table-column">
      <style:table-column-properties style:column-width="10.874cm"/>
    </style:style>
    <style:style style:name="Row1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4_2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4_3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4_4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4_5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6_2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6_3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6_4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6_5" style:family="text">
      <style:text-properties fo:background-color="#ffffff"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Row18" style:family="table-row"/>
    <style:style style:name="Cell6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Title">
      <style:paragraph-properties fo:break-before="auto" fo:line-height="115%" fo:margin-top="0cm" style:writing-mode="lr-tb"/>
    </style:style>
    <style:style style:name="T130_1" style:family="text">
      <style:text-properties fo:font-size="24pt" style:font-size-asian="24pt" style:font-size-complex="24pt" fo:font-weight="bold" style:font-weight-asian="bold" style:font-weight-complex="bold"/>
    </style:style>
    <style:style style:name="T130_2" style:family="text">
      <style:text-properties fo:font-size="24pt" style:font-size-asian="24pt" style:font-size-complex="24pt" fo:font-weight="bold" style:font-weight-asian="bold" style:font-weight-complex="bold"/>
    </style:style>
    <style:style style:name="T130_3" style:family="text">
      <style:text-properties fo:font-size="24pt" style:font-size-asian="24pt" style:font-size-complex="24pt" fo:font-weight="bold" style:font-weight-asian="bold" style:font-weight-complex="bold"/>
    </style:style>
    <style:style style:name="T130_4" style:family="text">
      <style:text-properties fo:font-size="24pt" style:font-size-asian="24pt" style:font-size-complex="24pt" fo:font-weight="bold" style:font-weight-asian="bold" style:font-weight-complex="bold"/>
    </style:style>
    <style:style style:name="T130_5" style:family="text">
      <style:text-properties fo:font-size="24pt" style:font-size-asian="24pt" style:font-size-complex="24pt" fo:font-weight="bold" style:font-weight-asian="bold" style:font-weight-complex="bold"/>
    </style:style>
    <style:style style:name="P131" style:family="paragraph" style:parent-style-name="Heading_20_2">
      <style:paragraph-properties fo:break-before="auto" fo:line-height="115%" fo:margin-top="0cm" fo:margin-bottom="0cm" style:writing-mode="lr-tb"/>
    </style:style>
    <style:style style:name="T131_1" style:family="text">
      <style:text-properties style:font-name="Arial" fo:font-size="18pt" style:font-name-asian="Arial" style:font-size-asian="18pt" style:font-name-complex="Arial" style:font-size-complex="18pt"/>
    </style:style>
    <style:style style:name="T131_2" style:family="text">
      <style:text-properties style:font-name="Arial" fo:font-size="18pt" style:font-name-asian="Arial" style:font-size-asian="18pt" style:font-name-complex="Arial" style:font-size-complex="18pt"/>
    </style:style>
    <style:style style:name="T131_3" style:family="text">
      <style:text-properties style:font-name="Arial" fo:font-size="18pt" style:font-name-asian="Arial" style:font-size-asian="18pt" style:font-name-complex="Arial" style:font-size-complex="18pt"/>
    </style:style>
    <style:style style:name="T131_4" style:family="text">
      <style:text-properties style:font-name="Arial" fo:font-size="18pt" style:font-name-asian="Arial" style:font-size-asian="18pt" style:font-name-complex="Arial" style:font-size-complex="18pt"/>
    </style:style>
    <style:style style:name="T131_5" style:family="text">
      <style:text-properties style:font-name="Arial" fo:font-size="18pt" style:font-name-asian="Arial" style:font-size-asian="18pt" style:font-name-complex="Arial" style:font-size-complex="18pt"/>
    </style:style>
    <style:style style:name="T131_6" style:family="text">
      <style:text-properties style:font-name="Arial" fo:font-size="18pt" style:font-name-asian="Arial" style:font-size-asian="18pt" style:font-name-complex="Arial" style:font-size-complex="18pt"/>
    </style:style>
    <style:style style:name="T131_7" style:family="text">
      <style:text-properties style:font-name="Arial" fo:font-size="18pt" style:font-name-asian="Arial" style:font-size-asian="18pt" style:font-name-complex="Arial" style:font-size-complex="18pt"/>
    </style:style>
    <style:style style:name="T131_8" style:family="text">
      <style:text-properties style:font-name="Arial" fo:font-size="18pt" style:font-name-asian="Arial" style:font-size-asian="18pt" style:font-name-complex="Arial" style:font-size-complex="18pt"/>
    </style:style>
    <style:style style:name="T131_9" style:family="text">
      <style:text-properties style:font-name="Arial" fo:font-size="18pt" style:font-name-asian="Arial" style:font-size-asian="18pt" style:font-name-complex="Arial" style:font-size-complex="18pt"/>
    </style:style>
    <style:style style:name="T131_10" style:family="text">
      <style:text-properties style:font-name="Arial" fo:font-size="18pt" style:font-name-asian="Arial" style:font-size-asian="18pt" style:font-name-complex="Arial" style:font-size-complex="18pt"/>
    </style:style>
    <style:style style:name="T131_11" style:family="text">
      <style:text-properties style:font-name="Arial" fo:font-size="18pt" style:font-name-asian="Arial" style:font-size-asian="18pt" style:font-name-complex="Arial" style:font-size-complex="18pt"/>
    </style:style>
    <style:style style:name="T131_12" style:family="text">
      <style:text-properties style:font-name="Arial" fo:font-size="18pt" style:font-name-asian="Arial" style:font-size-asian="18pt" style:font-name-complex="Arial" style:font-size-complex="18pt"/>
    </style:style>
    <style:style style:name="T131_13" style:family="text">
      <style:text-properties style:font-name="Arial" fo:font-size="18pt" style:font-name-asian="Arial" style:font-size-asian="18pt" style:font-name-complex="Arial" style:font-size-complex="18pt"/>
    </style:style>
    <style:style style:name="T131_14" style:family="text">
      <style:text-properties style:font-name="Arial" fo:font-size="18pt" style:font-name-asian="Arial" style:font-size-asian="18pt" style:font-name-complex="Arial" style:font-size-complex="18pt"/>
    </style:style>
    <style:style style:name="T131_15" style:family="text">
      <style:text-properties style:font-name="Arial" fo:font-size="18pt" style:font-name-asian="Arial" style:font-size-asian="18pt" style:font-name-complex="Arial" style:font-size-complex="18pt"/>
    </style:style>
    <style:style style:name="T131_16" style:family="text">
      <style:text-properties style:font-name="Arial" fo:font-size="18pt" style:font-name-asian="Arial" style:font-size-asian="18pt" style:font-name-complex="Arial" style:font-size-complex="18pt"/>
    </style:style>
    <style:style style:name="T131_17" style:family="text">
      <style:text-properties style:font-name="Arial" fo:font-size="18pt" style:font-name-asian="Arial" style:font-size-asian="18pt" style:font-name-complex="Arial" style:font-size-complex="18pt"/>
    </style:style>
    <style:style style:name="T131_18" style:family="text">
      <style:text-properties style:font-name="Arial" fo:font-size="18pt" style:font-name-asian="Arial" style:font-size-asian="18pt" style:font-name-complex="Arial" style:font-size-complex="18pt"/>
    </style:style>
    <style:style style:name="T131_19" style:family="text">
      <style:text-properties style:font-name="Arial" fo:font-size="18pt" style:font-name-asian="Arial" style:font-size-asian="18pt" style:font-name-complex="Arial" style:font-size-complex="18pt"/>
    </style:style>
    <style:style style:name="T131_20" style:family="text">
      <style:text-properties style:font-name="Arial" fo:font-size="18pt" style:font-name-asian="Arial" style:font-size-asian="18pt" style:font-name-complex="Arial" style:font-size-complex="18pt"/>
    </style:style>
    <style:style style:name="T131_21" style:family="text">
      <style:text-properties style:font-name="Arial" fo:font-size="18pt" style:font-name-asian="Arial" style:font-size-asian="18pt" style:font-name-complex="Arial" style:font-size-complex="18pt"/>
    </style:style>
    <style:style style:name="T131_22" style:family="text">
      <style:text-properties style:font-name="Arial" fo:font-size="18pt" style:font-name-asian="Arial" style:font-size-asian="18pt" style:font-name-complex="Arial" style:font-size-complex="18pt"/>
    </style:style>
    <style:style style:name="T131_23" style:family="text">
      <style:text-properties style:font-name="Arial" fo:font-size="18pt" style:font-name-asian="Arial" style:font-size-asian="18pt" style:font-name-complex="Arial" style:font-size-complex="18pt"/>
    </style:style>
    <style:style style:name="T131_24" style:family="text">
      <style:text-properties style:font-name="Arial" fo:font-size="18pt" style:font-name-asian="Arial" style:font-size-asian="18pt" style:font-name-complex="Arial" style:font-size-complex="18pt"/>
    </style:style>
    <style:style style:name="T131_25" style:family="text">
      <style:text-properties style:font-name="Arial" fo:font-size="18pt" style:font-name-asian="Arial" style:font-size-asian="18pt" style:font-name-complex="Arial" style:font-size-complex="18pt"/>
    </style:style>
    <style:style style:name="T131_26" style:family="text">
      <style:text-properties style:font-name="Arial" fo:font-size="18pt" style:font-name-asian="Arial" style:font-size-asian="18pt" style:font-name-complex="Arial" style:font-size-complex="18pt"/>
    </style:style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Table5" style:family="table">
      <style:table-properties table:align="left" style:width="16.51cm" fo:margin-left="-0.706cm"/>
    </style:style>
    <style:style style:name="Column13" style:family="table-column">
      <style:table-column-properties style:column-width="3.387cm"/>
    </style:style>
    <style:style style:name="Column14" style:family="table-column">
      <style:table-column-properties style:column-width="3.969cm"/>
    </style:style>
    <style:style style:name="Column15" style:family="table-column">
      <style:table-column-properties style:column-width="5.636cm"/>
    </style:style>
    <style:style style:name="Column16" style:family="table-column">
      <style:table-column-properties style:column-width="3.519cm"/>
    </style:style>
    <style:style style:name="Row22" style:family="table-row"/>
    <style:style style:name="Cell72" style:family="table-cell">
      <style:table-cell-properties fo:background-color="#cccccc"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3" style:family="table-cell">
      <style:table-cell-properties fo:background-color="#cccccc" style:vertical-align="top" fo:padding-top="0.176cm" fo:border-top="#000000 0.035cm solid" fo:padding-bottom="0.176cm" fo:border-bottom="#000000 0.026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3" style:family="table-row"/>
    <style:style style:name="Cell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7" style:family="paragraph" style:parent-style-name="Standard">
      <style:paragraph-properties fo:text-align="justify" fo:break-before="auto" fo:text-indent="0cm" fo:line-height="120%" fo:margin-top="0cm" fo:margin-bottom="0cm" fo:margin-left="0.141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8" style:family="paragraph" style:parent-style-name="Standard">
      <style:paragraph-properties fo:text-align="center" fo:break-before="auto" fo:text-indent="0cm" fo:line-height="120%" fo:margin-top="0cm" fo:margin-bottom="0cm" fo:margin-left="0.141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26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15%" fo:margin-top="0cm" fo:margin-left="-0.176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2" style:family="paragraph" style:parent-style-name="Standard">
      <style:paragraph-properties fo:text-align="justify" fo:break-before="auto" fo:text-indent="0cm" fo:line-height="138%" fo:margin-top="0.106cm" fo:margin-bottom="0.106cm" fo:margin-left="0.141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3" style:family="paragraph" style:parent-style-name="Standard">
      <style:paragraph-properties fo:text-align="center" fo:break-before="auto" fo:text-indent="0cm" fo:line-height="120%" fo:margin-top="0cm" fo:margin-bottom="0cm" fo:margin-left="0.141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26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15%" fo:margin-top="0cm" fo:margin-left="-0.176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7" style:family="paragraph" style:parent-style-name="Standard">
      <style:paragraph-properties fo:text-align="justify" fo:break-before="auto" fo:text-indent="0cm" fo:line-height="138%" fo:margin-top="0cm" fo:margin-bottom="0cm" fo:margin-left="0.141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8" style:family="paragraph" style:parent-style-name="Standard">
      <style:paragraph-properties fo:text-align="center" fo:break-before="auto" fo:text-indent="0cm" fo:line-height="120%" fo:margin-top="0cm" fo:margin-bottom="0cm" fo:margin-left="0.141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26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15%" fo:margin-top="0cm" fo:margin-left="-0.176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2" style:family="paragraph" style:parent-style-name="Standard">
      <style:paragraph-properties fo:text-align="justify" fo:break-before="auto" fo:text-indent="0cm" fo:line-height="138%" fo:margin-top="0.106cm" fo:margin-bottom="0.106cm" fo:margin-left="0.141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3" style:family="paragraph" style:parent-style-name="Standard">
      <style:paragraph-properties fo:text-align="center" fo:break-before="auto" fo:text-indent="0cm" fo:line-height="120%" fo:margin-top="0cm" fo:margin-bottom="0cm" fo:margin-left="0.141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26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15%" fo:margin-top="0cm" fo:margin-left="-0.176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9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7" style:family="paragraph" style:parent-style-name="Standard">
      <style:paragraph-properties fo:text-align="justify" fo:break-before="auto" fo:text-indent="0cm" fo:line-height="120%" fo:margin-top="0cm" fo:margin-bottom="0cm" fo:margin-left="0.141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8" style:family="paragraph" style:parent-style-name="Standard">
      <style:paragraph-properties fo:text-align="center" fo:break-before="auto" fo:text-indent="0cm" fo:line-height="120%" fo:margin-top="0cm" fo:margin-bottom="0cm" fo:margin-left="0.141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26cm solid" fo:padding-right="0.176cm" fo:border-right="#000000 0.035cm solid"/>
    </style:style>
    <style:style style:name="P15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15%" fo:margin-top="0cm" fo:margin-left="-0.176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2" style:family="paragraph" style:parent-style-name="Standard">
      <style:paragraph-properties fo:text-align="justify" fo:break-before="auto" fo:text-indent="0cm" fo:line-height="120%" fo:margin-top="0cm" fo:margin-bottom="0cm" fo:margin-left="0.141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3" style:family="paragraph" style:parent-style-name="Standard">
      <style:paragraph-properties fo:text-align="center" fo:break-before="auto" fo:text-indent="0cm" fo:line-height="120%" fo:margin-top="0cm" fo:margin-bottom="0cm" fo:margin-left="0.141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26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15%" fo:margin-top="0cm" fo:margin-left="-0.176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Title">
      <style:paragraph-properties fo:break-before="auto" fo:line-height="115%" fo:margin-top="0cm" fo:margin-bottom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Title">
      <style:paragraph-properties fo:break-before="auto" fo:line-height="115%" fo:margin-top="0cm" style:writing-mode="lr-tb"/>
    </style:style>
    <style:style style:name="T172_1" style:family="text">
      <style:text-properties fo:font-size="24pt" style:font-size-asian="24pt" style:font-size-complex="24pt" fo:font-weight="bold" style:font-weight-asian="bold" style:font-weight-complex="bold"/>
    </style:style>
    <style:style style:name="T172_2" style:family="text">
      <style:text-properties fo:font-size="24pt" style:font-size-asian="24pt" style:font-size-complex="24pt" fo:font-weight="bold" style:font-weight-asian="bold" style:font-weight-complex="bold"/>
    </style:style>
    <style:style style:name="T172_3" style:family="text">
      <style:text-properties fo:font-size="24pt" style:font-size-asian="24pt" style:font-size-complex="24pt" fo:font-weight="bold" style:font-weight-asian="bold" style:font-weight-complex="bold"/>
    </style:style>
    <style:style style:name="T172_4" style:family="text">
      <style:text-properties fo:font-size="24pt" style:font-size-asian="24pt" style:font-size-complex="24pt" fo:font-weight="bold" style:font-weight-asian="bold" style:font-weight-complex="bold"/>
    </style:style>
    <style:style style:name="T172_5" style:family="text">
      <style:text-properties fo:font-size="24pt" style:font-size-asian="24pt" style:font-size-complex="24pt" fo:font-weight="bold" style:font-weight-asian="bold" style:font-weight-complex="bold"/>
    </style:style>
    <style:style style:name="P173" style:family="paragraph" style:parent-style-name="Heading_20_2">
      <style:paragraph-properties fo:break-before="auto" fo:line-height="115%" fo:margin-top="0cm" fo:margin-bottom="0cm" style:writing-mode="lr-tb"/>
    </style:style>
    <style:style style:name="T173_1" style:family="text">
      <style:text-properties style:font-name="Arial" fo:font-size="18pt" style:font-name-asian="Arial" style:font-size-asian="18pt" style:font-name-complex="Arial" style:font-size-complex="18pt"/>
    </style:style>
    <style:style style:name="T173_2" style:family="text">
      <style:text-properties style:font-name="Arial" fo:font-size="18pt" style:font-name-asian="Arial" style:font-size-asian="18pt" style:font-name-complex="Arial" style:font-size-complex="18pt"/>
    </style:style>
    <style:style style:name="T173_3" style:family="text">
      <style:text-properties style:font-name="Arial" fo:font-size="18pt" style:font-name-asian="Arial" style:font-size-asian="18pt" style:font-name-complex="Arial" style:font-size-complex="18pt"/>
    </style:style>
    <style:style style:name="T173_4" style:family="text">
      <style:text-properties style:font-name="Arial" fo:font-size="18pt" style:font-name-asian="Arial" style:font-size-asian="18pt" style:font-name-complex="Arial" style:font-size-complex="18pt"/>
    </style:style>
    <style:style style:name="T173_5" style:family="text">
      <style:text-properties style:font-name="Arial" fo:font-size="18pt" style:font-name-asian="Arial" style:font-size-asian="18pt" style:font-name-complex="Arial" style:font-size-complex="18pt"/>
    </style:style>
    <style:style style:name="T173_6" style:family="text">
      <style:text-properties style:font-name="Arial" fo:font-size="18pt" style:font-name-asian="Arial" style:font-size-asian="18pt" style:font-name-complex="Arial" style:font-size-complex="18pt"/>
    </style:style>
    <style:style style:name="T173_7" style:family="text">
      <style:text-properties style:font-name="Arial" fo:font-size="18pt" style:font-name-asian="Arial" style:font-size-asian="18pt" style:font-name-complex="Arial" style:font-size-complex="18pt"/>
    </style:style>
    <style:style style:name="T173_8" style:family="text">
      <style:text-properties style:font-name="Arial" fo:font-size="18pt" style:font-name-asian="Arial" style:font-size-asian="18pt" style:font-name-complex="Arial" style:font-size-complex="18pt"/>
    </style:style>
    <style:style style:name="T173_9" style:family="text">
      <style:text-properties style:font-name="Arial" fo:font-size="18pt" style:font-name-asian="Arial" style:font-size-asian="18pt" style:font-name-complex="Arial" style:font-size-complex="18pt"/>
    </style:style>
    <style:style style:name="T173_10" style:family="text">
      <style:text-properties style:font-name="Arial" fo:font-size="18pt" style:font-name-asian="Arial" style:font-size-asian="18pt" style:font-name-complex="Arial" style:font-size-complex="18pt"/>
    </style:style>
    <style:style style:name="T173_11" style:family="text">
      <style:text-properties style:font-name="Arial" fo:font-size="18pt" style:font-name-asian="Arial" style:font-size-asian="18pt" style:font-name-complex="Arial" style:font-size-complex="18pt"/>
    </style:style>
    <style:style style:name="T173_12" style:family="text">
      <style:text-properties style:font-name="Arial" fo:font-size="18pt" style:font-name-asian="Arial" style:font-size-asian="18pt" style:font-name-complex="Arial" style:font-size-complex="18pt"/>
    </style:style>
    <style:style style:name="T173_13" style:family="text">
      <style:text-properties style:font-name="Arial" fo:font-size="18pt" style:font-name-asian="Arial" style:font-size-asian="18pt" style:font-name-complex="Arial" style:font-size-complex="18pt"/>
    </style:style>
    <style:style style:name="T173_14" style:family="text">
      <style:text-properties style:font-name="Arial" fo:font-size="18pt" style:font-name-asian="Arial" style:font-size-asian="18pt" style:font-name-complex="Arial" style:font-size-complex="18pt"/>
    </style:style>
    <style:style style:name="T173_15" style:family="text">
      <style:text-properties style:font-name="Arial" fo:font-size="18pt" style:font-name-asian="Arial" style:font-size-asian="18pt" style:font-name-complex="Arial" style:font-size-complex="18pt"/>
    </style:style>
    <style:style style:name="T173_16" style:family="text">
      <style:text-properties style:font-name="Arial" fo:font-size="18pt" style:font-name-asian="Arial" style:font-size-asian="18pt" style:font-name-complex="Arial" style:font-size-complex="18pt"/>
    </style:style>
    <style:style style:name="T173_17" style:family="text">
      <style:text-properties style:font-name="Arial" fo:font-size="18pt" style:font-name-asian="Arial" style:font-size-asian="18pt" style:font-name-complex="Arial" style:font-size-complex="18pt"/>
    </style:style>
    <style:style style:name="T173_18" style:family="text">
      <style:text-properties style:font-name="Arial" fo:font-size="18pt" style:font-name-asian="Arial" style:font-size-asian="18pt" style:font-name-complex="Arial" style:font-size-complex="18pt"/>
    </style:style>
    <style:style style:name="T173_19" style:family="text">
      <style:text-properties style:font-name="Arial" fo:font-size="18pt" style:font-name-asian="Arial" style:font-size-asian="18pt" style:font-name-complex="Arial" style:font-size-complex="18pt"/>
    </style:style>
    <style:style style:name="T173_20" style:family="text">
      <style:text-properties style:font-name="Arial" fo:font-size="18pt" style:font-name-asian="Arial" style:font-size-asian="18pt" style:font-name-complex="Arial" style:font-size-complex="18pt"/>
    </style:style>
    <style:style style:name="T173_21" style:family="text">
      <style:text-properties style:font-name="Arial" fo:font-size="18pt" style:font-name-asian="Arial" style:font-size-asian="18pt" style:font-name-complex="Arial" style:font-size-complex="18pt"/>
    </style:style>
    <style:style style:name="T173_22" style:family="text">
      <style:text-properties style:font-name="Arial" fo:font-size="18pt" style:font-name-asian="Arial" style:font-size-asian="18pt" style:font-name-complex="Arial" style:font-size-complex="18pt"/>
    </style:style>
    <style:style style:name="T173_23" style:family="text">
      <style:text-properties style:font-name="Arial" fo:font-size="18pt" style:font-name-asian="Arial" style:font-size-asian="18pt" style:font-name-complex="Arial" style:font-size-complex="18pt"/>
    </style:style>
    <style:style style:name="T173_24" style:family="text">
      <style:text-properties style:font-name="Arial" fo:font-size="18pt" style:font-name-asian="Arial" style:font-size-asian="18pt" style:font-name-complex="Arial" style:font-size-complex="18pt"/>
    </style:style>
    <style:style style:name="T173_25" style:family="text">
      <style:text-properties style:font-name="Arial" fo:font-size="18pt" style:font-name-asian="Arial" style:font-size-asian="18pt" style:font-name-complex="Arial" style:font-size-complex="18pt"/>
    </style:style>
    <style:style style:name="T173_26" style:family="text">
      <style:text-properties style:font-name="Arial" fo:font-size="18pt" style:font-name-asian="Arial" style:font-size-asian="18pt" style:font-name-complex="Arial" style:font-size-complex="18pt"/>
    </style:style>
    <style:style style:name="T173_27" style:family="text">
      <style:text-properties style:font-name="Arial" fo:font-size="18pt" style:font-name-asian="Arial" style:font-size-asian="18pt" style:font-name-complex="Arial" style:font-size-complex="18pt"/>
    </style:style>
    <style:style style:name="T173_28" style:family="text">
      <style:text-properties style:font-name="Arial" fo:font-size="18pt" style:font-name-asian="Arial" style:font-size-asian="18pt" style:font-name-complex="Arial" style:font-size-complex="18pt"/>
    </style:style>
    <style:style style:name="P174" style:family="paragraph" style:parent-style-name="Standard">
      <style:paragraph-properties fo:break-before="auto" fo:text-indent="0cm" fo:line-height="115%" fo:margin-left="0cm" style:writing-mode="lr-tb"/>
    </style:style>
    <style:style style:name="Table6" style:family="table">
      <style:table-properties table:align="left" style:width="16.51cm" fo:margin-left="-0.706cm"/>
    </style:style>
    <style:style style:name="Column17" style:family="table-column">
      <style:table-column-properties style:column-width="16.51cm"/>
    </style:style>
    <style:style style:name="Row29" style:family="table-row"/>
    <style:style style:name="Cell100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0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6.51cm" fo:margin-left="-0.706cm"/>
    </style:style>
    <style:style style:name="Column18" style:family="table-column">
      <style:table-column-properties style:column-width="16.51cm"/>
    </style:style>
    <style:style style:name="Row31" style:family="table-row"/>
    <style:style style:name="Cell102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-0.706cm"/>
    </style:style>
    <style:style style:name="Column19" style:family="table-column">
      <style:table-column-properties style:column-width="16.51cm"/>
    </style:style>
    <style:style style:name="Row33" style:family="table-row"/>
    <style:style style:name="Cell104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4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Title">
      <style:paragraph-properties fo:break-before="auto" fo:text-indent="0cm" fo:line-height="115%" fo:margin-left="0cm" style:writing-mode="lr-tb"/>
    </style:style>
    <style:style style:name="P184" style:family="paragraph" style:parent-style-name="Title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P185" style:family="paragraph" style:parent-style-name="Heading_20_2">
      <style:paragraph-properties fo:break-before="auto" fo:line-height="115%" fo:margin-top="0cm" fo:margin-bottom="0cm" style:writing-mode="lr-tb"/>
    </style:style>
    <style:style style:name="T185_1" style:family="text">
      <style:text-properties style:font-name="Arial" fo:font-size="18pt" style:font-name-asian="Arial" style:font-size-asian="18pt" style:font-name-complex="Arial" style:font-size-complex="18pt"/>
    </style:style>
    <style:style style:name="T185_2" style:family="text">
      <style:text-properties style:font-name="Arial" fo:font-size="18pt" style:font-name-asian="Arial" style:font-size-asian="18pt" style:font-name-complex="Arial" style:font-size-complex="18pt"/>
    </style:style>
    <style:style style:name="T185_3" style:family="text">
      <style:text-properties style:font-name="Arial" fo:font-size="18pt" style:font-name-asian="Arial" style:font-size-asian="18pt" style:font-name-complex="Arial" style:font-size-complex="18pt"/>
    </style:style>
    <style:style style:name="T185_4" style:family="text">
      <style:text-properties style:font-name="Arial" fo:font-size="18pt" style:font-name-asian="Arial" style:font-size-asian="18pt" style:font-name-complex="Arial" style:font-size-complex="18pt"/>
    </style:style>
    <style:style style:name="T185_5" style:family="text">
      <style:text-properties style:font-name="Arial" fo:font-size="18pt" style:font-name-asian="Arial" style:font-size-asian="18pt" style:font-name-complex="Arial" style:font-size-complex="18pt"/>
    </style:style>
    <style:style style:name="T185_6" style:family="text">
      <style:text-properties style:font-name="Arial" fo:font-size="18pt" style:font-name-asian="Arial" style:font-size-asian="18pt" style:font-name-complex="Arial" style:font-size-complex="18pt"/>
    </style:style>
    <style:style style:name="T185_7" style:family="text">
      <style:text-properties style:font-name="Arial" fo:font-size="18pt" style:font-name-asian="Arial" style:font-size-asian="18pt" style:font-name-complex="Arial" style:font-size-complex="18pt"/>
    </style:style>
    <style:style style:name="T185_8" style:family="text">
      <style:text-properties style:font-name="Arial" fo:font-size="18pt" style:font-name-asian="Arial" style:font-size-asian="18pt" style:font-name-complex="Arial" style:font-size-complex="18pt"/>
    </style:style>
    <style:style style:name="T185_9" style:family="text">
      <style:text-properties style:font-name="Arial" fo:font-size="18pt" style:font-name-asian="Arial" style:font-size-asian="18pt" style:font-name-complex="Arial" style:font-size-complex="18pt"/>
    </style:style>
    <style:style style:name="T185_10" style:family="text">
      <style:text-properties style:font-name="Arial" fo:font-size="18pt" style:font-name-asian="Arial" style:font-size-asian="18pt" style:font-name-complex="Arial" style:font-size-complex="18pt"/>
    </style:style>
    <style:style style:name="T185_11" style:family="text">
      <style:text-properties style:font-name="Arial" fo:font-size="18pt" style:font-name-asian="Arial" style:font-size-asian="18pt" style:font-name-complex="Arial" style:font-size-complex="18pt"/>
    </style:style>
    <style:style style:name="T185_12" style:family="text">
      <style:text-properties style:font-name="Arial" fo:font-size="18pt" style:font-name-asian="Arial" style:font-size-asian="18pt" style:font-name-complex="Arial" style:font-size-complex="18pt"/>
    </style:style>
    <style:style style:name="T185_13" style:family="text">
      <style:text-properties style:font-name="Arial" fo:font-size="18pt" style:font-name-asian="Arial" style:font-size-asian="18pt" style:font-name-complex="Arial" style:font-size-complex="18pt"/>
    </style:style>
    <style:style style:name="T185_14" style:family="text">
      <style:text-properties style:font-name="Arial" fo:font-size="18pt" style:font-name-asian="Arial" style:font-size-asian="18pt" style:font-name-complex="Arial" style:font-size-complex="18pt"/>
    </style:style>
    <style:style style:name="T185_15" style:family="text">
      <style:text-properties style:font-name="Arial" fo:font-size="18pt" style:font-name-asian="Arial" style:font-size-asian="18pt" style:font-name-complex="Arial" style:font-size-complex="18pt"/>
    </style:style>
    <style:style style:name="T185_16" style:family="text">
      <style:text-properties style:font-name="Arial" fo:font-size="18pt" style:font-name-asian="Arial" style:font-size-asian="18pt" style:font-name-complex="Arial" style:font-size-complex="18pt"/>
    </style:style>
    <style:style style:name="T185_17" style:family="text">
      <style:text-properties style:font-name="Arial" fo:font-size="18pt" style:font-name-asian="Arial" style:font-size-asian="18pt" style:font-name-complex="Arial" style:font-size-complex="18pt"/>
    </style:style>
    <style:style style:name="T185_18" style:family="text">
      <style:text-properties style:font-name="Arial" fo:font-size="18pt" style:font-name-asian="Arial" style:font-size-asian="18pt" style:font-name-complex="Arial" style:font-size-complex="18pt"/>
    </style:style>
    <style:style style:name="T185_19" style:family="text">
      <style:text-properties style:font-name="Arial" fo:font-size="18pt" style:font-name-asian="Arial" style:font-size-asian="18pt" style:font-name-complex="Arial" style:font-size-complex="18pt"/>
    </style:style>
    <style:style style:name="T185_20" style:family="text">
      <style:text-properties style:font-name="Arial" fo:font-size="18pt" style:font-name-asian="Arial" style:font-size-asian="18pt" style:font-name-complex="Arial" style:font-size-complex="18pt"/>
    </style:style>
    <style:style style:name="T185_21" style:family="text">
      <style:text-properties style:font-name="Arial" fo:font-size="18pt" style:font-name-asian="Arial" style:font-size-asian="18pt" style:font-name-complex="Arial" style:font-size-complex="18pt"/>
    </style:style>
    <style:style style:name="T185_22" style:family="text">
      <style:text-properties style:font-name="Arial" fo:font-size="18pt" style:font-name-asian="Arial" style:font-size-asian="18pt" style:font-name-complex="Arial" style:font-size-complex="18pt"/>
    </style:style>
    <style:style style:name="T185_23" style:family="text">
      <style:text-properties style:font-name="Arial" fo:font-size="18pt" style:font-name-asian="Arial" style:font-size-asian="18pt" style:font-name-complex="Arial" style:font-size-complex="18pt"/>
    </style:style>
    <style:style style:name="T185_24" style:family="text">
      <style:text-properties style:font-name="Arial" fo:font-size="18pt" style:font-name-asian="Arial" style:font-size-asian="18pt" style:font-name-complex="Arial" style:font-size-complex="18pt"/>
    </style:style>
    <style:style style:name="P186" style:family="paragraph" style:parent-style-name="Standard">
      <style:paragraph-properties fo:break-before="auto" fo:text-indent="0cm" fo:line-height="115%" fo:margin-left="0cm" style:writing-mode="lr-tb"/>
    </style:style>
    <style:style style:name="Table9" style:family="table">
      <style:table-properties table:align="left" style:width="16.51cm" fo:margin-left="-0.706cm"/>
    </style:style>
    <style:style style:name="Column20" style:family="table-column">
      <style:table-column-properties style:column-width="3.334cm"/>
    </style:style>
    <style:style style:name="Column21" style:family="table-column">
      <style:table-column-properties style:column-width="1.27cm"/>
    </style:style>
    <style:style style:name="Column22" style:family="table-column">
      <style:table-column-properties style:column-width="1.217cm"/>
    </style:style>
    <style:style style:name="Column23" style:family="table-column">
      <style:table-column-properties style:column-width="10.689cm"/>
    </style:style>
    <style:style style:name="Row35" style:family="table-row"/>
    <style:style style:name="Cell10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8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9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6" style:family="table-row"/>
    <style:style style:name="Cell1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1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224" style:family="paragraph" style:parent-style-name="Heading_20_2">
      <style:paragraph-properties fo:text-align="center" fo:break-before="auto" fo:line-height="115%" fo:margin-top="0cm" fo:margin-bottom="0cm" style:writing-mode="lr-tb"/>
    </style:style>
    <style:style style:name="T224_1" style:family="text">
      <style:text-properties style:font-name="Arial" fo:font-size="18pt" style:font-name-asian="Arial" style:font-size-asian="18pt" style:font-name-complex="Arial" style:font-size-complex="18pt"/>
    </style:style>
    <style:style style:name="T224_2" style:family="text">
      <style:text-properties style:font-name="Arial" fo:font-size="18pt" style:font-name-asian="Arial" style:font-size-asian="18pt" style:font-name-complex="Arial" style:font-size-complex="18pt"/>
    </style:style>
    <style:style style:name="T224_3" style:family="text">
      <style:text-properties style:font-name="Arial" fo:font-size="18pt" style:font-name-asian="Arial" style:font-size-asian="18pt" style:font-name-complex="Arial" style:font-size-complex="18pt"/>
    </style:style>
    <style:style style:name="T224_4" style:family="text">
      <style:text-properties style:font-name="Arial" fo:font-size="18pt" style:font-name-asian="Arial" style:font-size-asian="18pt" style:font-name-complex="Arial" style:font-size-complex="18pt"/>
    </style:style>
    <style:style style:name="T224_5" style:family="text">
      <style:text-properties style:font-name="Arial" fo:font-size="18pt" style:font-name-asian="Arial" style:font-size-asian="18pt" style:font-name-complex="Arial" style:font-size-complex="18pt"/>
    </style:style>
    <style:style style:name="T224_6" style:family="text">
      <style:text-properties style:font-name="Arial" fo:font-size="18pt" style:font-name-asian="Arial" style:font-size-asian="18pt" style:font-name-complex="Arial" style:font-size-complex="18pt"/>
    </style:style>
    <style:style style:name="T224_7" style:family="text">
      <style:text-properties style:font-name="Arial" fo:font-size="18pt" style:font-name-asian="Arial" style:font-size-asian="18pt" style:font-name-complex="Arial" style:font-size-complex="18pt"/>
    </style:style>
    <style:style style:name="T224_8" style:family="text">
      <style:text-properties style:font-name="Arial" fo:font-size="18pt" style:font-name-asian="Arial" style:font-size-asian="18pt" style:font-name-complex="Arial" style:font-size-complex="18pt"/>
    </style:style>
    <style:style style:name="T224_9" style:family="text">
      <style:text-properties style:font-name="Arial" fo:font-size="18pt" style:font-name-asian="Arial" style:font-size-asian="18pt" style:font-name-complex="Arial" style:font-size-complex="18pt"/>
    </style:style>
    <style:style style:name="T224_10" style:family="text">
      <style:text-properties style:font-name="Arial" fo:font-size="18pt" style:font-name-asian="Arial" style:font-size-asian="18pt" style:font-name-complex="Arial" style:font-size-complex="18pt"/>
    </style:style>
    <style:style style:name="T224_11" style:family="text">
      <style:text-properties style:font-name="Arial" fo:font-size="18pt" style:font-name-asian="Arial" style:font-size-asian="18pt" style:font-name-complex="Arial" style:font-size-complex="18pt"/>
    </style:style>
    <style:style style:name="T224_12" style:family="text">
      <style:text-properties style:font-name="Arial" fo:font-size="18pt" style:font-name-asian="Arial" style:font-size-asian="18pt" style:font-name-complex="Arial" style:font-size-complex="18pt"/>
    </style:style>
    <style:style style:name="T224_13" style:family="text">
      <style:text-properties style:font-name="Arial" fo:font-size="18pt" style:font-name-asian="Arial" style:font-size-asian="18pt" style:font-name-complex="Arial" style:font-size-complex="18pt"/>
    </style:style>
    <style:style style:name="T224_14" style:family="text">
      <style:text-properties style:font-name="Arial" fo:font-size="18pt" style:font-name-asian="Arial" style:font-size-asian="18pt" style:font-name-complex="Arial" style:font-size-complex="18pt"/>
    </style:style>
    <style:style style:name="T224_15" style:family="text">
      <style:text-properties style:font-name="Arial" fo:font-size="18pt" style:font-name-asian="Arial" style:font-size-asian="18pt" style:font-name-complex="Arial" style:font-size-complex="18pt"/>
    </style:style>
    <style:style style:name="T224_16" style:family="text">
      <style:text-properties style:font-name="Arial" fo:font-size="18pt" style:font-name-asian="Arial" style:font-size-asian="18pt" style:font-name-complex="Arial" style:font-size-complex="18pt"/>
    </style:style>
    <style:style style:name="P225" style:family="paragraph" style:parent-style-name="Standard">
      <style:paragraph-properties fo:break-before="auto" fo:text-indent="0cm" fo:line-height="115%" fo:margin-left="1.27cm" style:writing-mode="lr-tb"/>
    </style:style>
    <style:style style:name="Table10" style:family="table">
      <style:table-properties table:align="left" style:width="16.51cm" fo:margin-left="-0.706cm"/>
    </style:style>
    <style:style style:name="Column24" style:family="table-column">
      <style:table-column-properties style:column-width="4.154cm"/>
    </style:style>
    <style:style style:name="Column25" style:family="table-column">
      <style:table-column-properties style:column-width="1.191cm"/>
    </style:style>
    <style:style style:name="Column26" style:family="table-column">
      <style:table-column-properties style:column-width="1.138cm"/>
    </style:style>
    <style:style style:name="Column27" style:family="table-column">
      <style:table-column-properties style:column-width="10.028cm"/>
    </style:style>
    <style:style style:name="Row44" style:family="table-row"/>
    <style:style style:name="Cell142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3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4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5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fo:background-color="#ffffff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fo:background-color="#ffffff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center" fo:break-before="auto" fo:text-indent="0cm" fo:line-height="115%" fo:margin-top="0cm" fo:margin-bottom="0cm" fo:margin-left="-0.176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fo:background-color="#00ff00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Title">
      <style:paragraph-properties fo:break-before="auto" fo:text-indent="0cm" fo:line-height="115%" fo:margin-left="0cm" style:writing-mode="lr-tb"/>
    </style:style>
    <style:style style:name="P255" style:family="paragraph" style:parent-style-name="Title">
      <style:paragraph-properties fo:break-before="auto" fo:text-indent="0cm" fo:line-height="115%" fo:margin-top="0cm" style:writing-mode="lr-tb"/>
    </style:style>
    <style:style style:name="T255_1" style:family="text">
      <style:text-properties fo:font-size="24pt" style:font-size-asian="24pt" style:font-size-complex="24pt" fo:font-weight="bold" style:font-weight-asian="bold" style:font-weight-complex="bol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Relatório</text:span><text:span text:style-name="T2_2"><text:s/></text:span><text:span text:style-name="T2_3">de</text:span><text:span text:style-name="T2_4"><text:s/></text:span><text:span text:style-name="T2_5">Acompanhamento</text:span><text:span text:style-name="T2_6"><text:s/>-<text:s/></text:span><text:span text:style-name="T2_7">SisComp</text:span></text:p>
          </table:table-cell>
          <table:table-cell table:style-name="Cell2">
            <text:p text:style-name="P3"><text:span text:style-name="T3_1">Relatório</text:span><text:span text:style-name="T3_2">:<text:s/></text:span><text:span text:style-name="T3_3">v</text:span><text:span text:style-name="T3_4">1.1</text:span></text:p>
          </table:table-cell>
        </table:table-row>
        <table:table-row table:style-name="Row2">
          <table:table-cell table:style-name="Cell3">
            <text:p text:style-name="P4"><text:span text:style-name="T4_1">Organização</text:span><text:span text:style-name="T4_2">:<text:s/></text:span><text:span text:style-name="T4_3">UFG</text:span></text:p>
          </table:table-cell>
          <table:table-cell table:style-name="Cell4">
            <text:p text:style-name="P5"><text:span text:style-name="T5_1">Data</text:span><text:span text:style-name="T5_2">:<text:s/>11/02/2016</text:span></text:p>
          </table:table-cell>
        </table:table-row>
      </table:table>
      <text:p text:style-name="P6"/>
      <text:p text:style-name="P7"><text:bookmark-start text:name="h.gjdgxs"/><text:bookmark-end text:name="h.gjdgxs"/><text:span text:style-name="T7_1">SisComp</text:span></text:p>
      <text:h text:style-name="P8" text:outline-level="10"><text:bookmark-start text:name="h.30j0zll"/><text:bookmark-end text:name="h.30j0zll"/><text:span text:style-name="T8_1">Relatório</text:span><text:span text:style-name="T8_2"><text:s/>1<text:s/></text:span><text:span text:style-name="T8_3">de</text:span><text:span text:style-name="T8_4"><text:s/></text:span><text:span text:style-name="T8_5">Acompanhamento</text:span><text:span text:style-name="T8_6"><text:s/></text:span><text:span text:style-name="T8_7">do</text:span><text:span text:style-name="T8_8"><text:s/></text:span><text:span text:style-name="T8_9">Projeto</text:span></text:h>
      <text:p text:style-name="P9"/>
      <text:p text:style-name="P10"/>
      <text:list text:style-name="LS1" xml:id="list0">
        <text:list-item>
          <text:p text:style-name="P11"><text:bookmark-start text:name="h.1fob9te"/><text:bookmark-end text:name="h.1fob9te"/><text:span text:style-name="T11_1">Atividades</text:span></text:p>
          <text:list>
            <text:list-item>
              <text:h text:style-name="P12" text:outline-level="10"><text:bookmark-start text:name="h.3znysh7"/><text:bookmark-end text:name="h.3znysh7"/><text:span text:style-name="T12_1">O</text:span><text:span text:style-name="T12_2"><text:s/></text:span><text:span text:style-name="T12_3">que</text:span><text:span text:style-name="T12_4"><text:s/></text:span><text:span text:style-name="T12_5">foi</text:span><text:span text:style-name="T12_6"><text:s/></text:span><text:span text:style-name="T12_7">feito</text:span><text:span text:style-name="T12_8">?</text:span></text:h>
            </text:list-item>
          </text:list>
        </text:list-item>
      </text:list>
      <text:p text:style-name="P13"><text:span text:style-name="T13_1">-<text:s text:c="7"/></text:span><text:span text:style-name="T13_2">Plano</text:span><text:span text:style-name="T13_3"><text:s/></text:span><text:span text:style-name="T13_4">de</text:span><text:span text:style-name="T13_5"><text:s/></text:span><text:span text:style-name="T13_6">Projeto</text:span></text:p>
      <text:p text:style-name="P14"><text:span text:style-name="T14_1">-<text:s text:c="7"/></text:span><text:span text:style-name="T14_2">Relatório</text:span><text:span text:style-name="T14_3"><text:s/></text:span><text:span text:style-name="T14_4">de</text:span><text:span text:style-name="T14_5"><text:s/></text:span><text:span text:style-name="T14_6">Acompanhamento</text:span><text:span text:style-name="T14_7"><text:s/></text:span><text:span text:style-name="T14_8">do</text:span><text:span text:style-name="T14_9"><text:s/></text:span><text:span text:style-name="T14_10">Projeto</text:span></text:p>
      <text:p text:style-name="P15"><text:span text:style-name="T15_1">-<text:s text:c="7"/></text:span><text:span text:style-name="T15_2">Especificação</text:span><text:span text:style-name="T15_3"><text:s/></text:span><text:span text:style-name="T15_4">de</text:span><text:span text:style-name="T15_5"><text:s/></text:span><text:span text:style-name="T15_6">Requisitos</text:span></text:p>
      <text:p text:style-name="P16"><text:span text:style-name="T16_1">-<text:s text:c="7"/></text:span><text:span text:style-name="T16_2">CheckList</text:span><text:span text:style-name="T16_3"><text:s/></text:span><text:span text:style-name="T16_4">de</text:span><text:span text:style-name="T16_5"><text:s/></text:span><text:span text:style-name="T16_6">Requisitos</text:span></text:p>
      <text:p text:style-name="P17"><text:span text:style-name="T17_1">-<text:s text:c="7"/></text:span><text:span text:style-name="T17_2">Matriz</text:span><text:span text:style-name="T17_3"><text:s/></text:span><text:span text:style-name="T17_4">de</text:span><text:span text:style-name="T17_5"><text:s/></text:span><text:span text:style-name="T17_6">Rastreabilidade</text:span></text:p>
      <text:p text:style-name="P18"><text:span text:style-name="T18_1">-<text:s text:c="7"/></text:span><text:span text:style-name="T18_2">Planilha</text:span><text:span text:style-name="T18_3"><text:s/></text:span><text:span text:style-name="T18_4">de</text:span><text:span text:style-name="T18_5"><text:s/></text:span><text:span text:style-name="T18_6">Avaliação</text:span></text:p>
      <text:p text:style-name="P19"><text:span text:style-name="T19_1">-<text:s text:c="7"/></text:span><text:span text:style-name="T19_2">Relatório</text:span><text:span text:style-name="T19_3"><text:s/></text:span><text:span text:style-name="T19_4">de</text:span><text:span text:style-name="T19_5"><text:s/></text:span><text:span text:style-name="T19_6">Marco</text:span><text:span text:style-name="T19_7"><text:s/></text:span><text:span text:style-name="T19_8">do</text:span><text:span text:style-name="T19_9"><text:s/></text:span><text:span text:style-name="T19_10">Projeto</text:span></text:p>
      <text:p text:style-name="P20"><text:span text:style-name="T20_1">-<text:s text:c="7"/></text:span><text:span text:style-name="T20_2">CheckList</text:span><text:span text:style-name="T20_3"><text:s/></text:span><text:span text:style-name="T20_4">de</text:span><text:span text:style-name="T20_5"><text:s/></text:span><text:span text:style-name="T20_6">Qualidade</text:span></text:p>
      <text:p text:style-name="P21"><text:span text:style-name="T21_1">-<text:s text:c="7"/></text:span><text:span text:style-name="T21_2">Relatório</text:span><text:span text:style-name="T21_3"><text:s/></text:span><text:span text:style-name="T21_4">de</text:span><text:span text:style-name="T21_5"><text:s/></text:span><text:span text:style-name="T21_6">Qualidade</text:span></text:p>
      <text:p text:style-name="P22"/>
      <text:p text:style-name="P23"/>
      <text:list text:style-name="LS1" xml:id="list2" text:continue-list="list0">
        <text:list-item>
          <text:list>
            <text:list-item>
              <text:h text:style-name="P24" text:outline-level="10"><text:bookmark-start text:name="h.2et92p0"/><text:bookmark-end text:name="h.2et92p0"/><text:span text:style-name="T24_1">O</text:span><text:span text:style-name="T24_2"><text:s/></text:span><text:span text:style-name="T24_3">que</text:span><text:span text:style-name="T24_4"><text:s/></text:span><text:span text:style-name="T24_5">não</text:span><text:span text:style-name="T24_6"><text:s/></text:span><text:span text:style-name="T24_7">foi</text:span><text:span text:style-name="T24_8"><text:s/></text:span><text:span text:style-name="T24_9">terminado</text:span><text:span text:style-name="T24_10">?</text:span></text:h>
            </text:list-item>
          </text:list>
        </text:list-item>
      </text:list>
      <text:p text:style-name="P25"><text:span text:style-name="T25_1"><text:tab/><text:tab/></text:span></text:p>
      <text:p text:style-name="P26"><text:span text:style-name="T26_1">-<text:s text:c="7"/></text:span><text:span text:style-name="T26_2">Plano</text:span><text:span text:style-name="T26_3"><text:s/></text:span><text:span text:style-name="T26_4">de</text:span><text:span text:style-name="T26_5"><text:s/></text:span><text:span text:style-name="T26_6">Gerência</text:span><text:span text:style-name="T26_7"><text:s/></text:span><text:span text:style-name="T26_8">de</text:span><text:span text:style-name="T26_9"><text:s/></text:span><text:span text:style-name="T26_10">Configuração</text:span></text:p>
      <text:p text:style-name="P27"/>
      <text:p text:style-name="P28"/>
      <text:list text:style-name="LS1" xml:id="list3" text:continue-list="list0">
        <text:list-item>
          <text:list>
            <text:list-item>
              <text:h text:style-name="P29" text:outline-level="10"><text:bookmark-start text:name="h.aku614uca47m"/><text:bookmark-end text:name="h.aku614uca47m"/><text:span text:style-name="T29_1">O</text:span><text:span text:style-name="T29_2"><text:s/></text:span><text:span text:style-name="T29_3">que</text:span><text:span text:style-name="T29_4"><text:s/></text:span><text:span text:style-name="T29_5">vai</text:span><text:span text:style-name="T29_6"><text:s/></text:span><text:span text:style-name="T29_7">ser</text:span><text:span text:style-name="T29_8"><text:s/></text:span><text:span text:style-name="T29_9">feito</text:span><text:span text:style-name="T29_10">?</text:span></text:h>
            </text:list-item>
          </text:list>
        </text:list-item>
      </text:list>
      <text:p text:style-name="P30"/>
      <text:p text:style-name="P31"><text:span text:style-name="T31_1"><text:s text:c="6"/>-<text:s text:c="7"/></text:span><text:span text:style-name="T31_2">Finalização</text:span><text:span text:style-name="T31_3"><text:s/></text:span><text:span text:style-name="T31_4">do</text:span><text:span text:style-name="T31_5"><text:s/></text:span><text:span text:style-name="T31_6">Plano</text:span><text:span text:style-name="T31_7"><text:s/></text:span><text:span text:style-name="T31_8">de</text:span><text:span text:style-name="T31_9"><text:s/></text:span><text:span text:style-name="T31_10">Configuração</text:span></text:p>
      <text:p text:style-name="P32"><text:span text:style-name="T32_1">-<text:s text:c="7"/></text:span><text:span text:style-name="T32_2">Defeitos</text:span><text:span text:style-name="T32_3"><text:s/></text:span><text:span text:style-name="T32_4">na</text:span><text:span text:style-name="T32_5"><text:s/></text:span><text:span text:style-name="T32_6">Verificação</text:span></text:p>
      <text:p text:style-name="P33"><text:span text:style-name="T33_1">-<text:s text:c="7"/></text:span><text:span text:style-name="T33_2">Mapa</text:span><text:span text:style-name="T33_3"><text:s/></text:span><text:span text:style-name="T33_4">de</text:span><text:span text:style-name="T33_5"><text:s/></text:span><text:span text:style-name="T33_6">Testes</text:span><text:span text:style-name="T33_7"><text:s/></text:span><text:span text:style-name="T33_8">na</text:span><text:span text:style-name="T33_9"><text:s/></text:span><text:span text:style-name="T33_10">Verificação</text:span></text:p>
      <text:p text:style-name="P34"><text:span text:style-name="T34_1">-<text:s text:c="7"/></text:span><text:span text:style-name="T34_2">Produtos</text:span><text:span text:style-name="T34_3"><text:s/></text:span><text:span text:style-name="T34_4">na</text:span><text:span text:style-name="T34_5"><text:s/></text:span><text:span text:style-name="T34_6">Verificação</text:span></text:p>
      <text:p text:style-name="P35"><text:span text:style-name="T35_1">-<text:s text:c="7"/></text:span><text:span text:style-name="T35_2">Projeto</text:span><text:span text:style-name="T35_3"><text:s/></text:span><text:span text:style-name="T35_4">de</text:span><text:span text:style-name="T35_5"><text:s/></text:span><text:span text:style-name="T35_6">Testes</text:span><text:span text:style-name="T35_7"><text:s/></text:span><text:span text:style-name="T35_8">de</text:span><text:span text:style-name="T35_9"><text:s/></text:span><text:span text:style-name="T35_10">Verificação</text:span></text:p>
      <text:p text:style-name="P36"><text:span text:style-name="T36_1">-<text:s text:c="7"/></text:span><text:span text:style-name="T36_2">Relatório</text:span><text:span text:style-name="T36_3"><text:s/></text:span><text:span text:style-name="T36_4">de</text:span><text:span text:style-name="T36_5"><text:s/></text:span><text:span text:style-name="T36_6">Sumario</text:span><text:span text:style-name="T36_7"><text:s/></text:span><text:span text:style-name="T36_8">de</text:span><text:span text:style-name="T36_9"><text:s/></text:span><text:span text:style-name="T36_10">Testes</text:span><text:span text:style-name="T36_11"><text:s/></text:span><text:span text:style-name="T36_12">de</text:span><text:span text:style-name="T36_13"><text:s/></text:span><text:span text:style-name="T36_14">Verificação</text:span></text:p>
      <text:p text:style-name="P37"><text:span text:style-name="T37_1"><text:s text:c="6"/></text:span><text:span text:style-name="T37_2">-<text:s text:c="7"/></text:span><text:span text:style-name="T37_3">Caso</text:span><text:span text:style-name="T37_4"><text:s/></text:span><text:span text:style-name="T37_5">de</text:span><text:span text:style-name="T37_6"><text:s/></text:span><text:span text:style-name="T37_7">Teste</text:span><text:span text:style-name="T37_8"><text:s/></text:span><text:span text:style-name="T37_9">de</text:span><text:span text:style-name="T37_10"><text:s/></text:span><text:span text:style-name="T37_11">Validação</text:span></text:p>
      <text:p text:style-name="P38"><text:span text:style-name="T38_1">-<text:s text:c="7"/></text:span><text:span text:style-name="T38_2">Plano</text:span><text:span text:style-name="T38_3"><text:s/></text:span><text:span text:style-name="T38_4">de</text:span><text:span text:style-name="T38_5"><text:s/></text:span><text:span text:style-name="T38_6">Teste</text:span><text:span text:style-name="T38_7"><text:s/></text:span><text:span text:style-name="T38_8">de</text:span><text:span text:style-name="T38_9"><text:s/></text:span><text:span text:style-name="T38_10">Validação</text:span></text:p>
      <text:p text:style-name="P39"><text:span text:style-name="T39_1">-<text:s text:c="7"/></text:span><text:span text:style-name="T39_2">Projeto</text:span><text:span text:style-name="T39_3"><text:s/></text:span><text:span text:style-name="T39_4">de</text:span><text:span text:style-name="T39_5"><text:s/></text:span><text:span text:style-name="T39_6">Testes</text:span><text:span text:style-name="T39_7"><text:s/></text:span><text:span text:style-name="T39_8">de</text:span><text:span text:style-name="T39_9"><text:s/></text:span><text:span text:style-name="T39_10">Validação</text:span></text:p>
      <text:p text:style-name="P40"><text:span text:style-name="T40_1">-<text:s text:c="7"/></text:span><text:span text:style-name="T40_2">Relatório</text:span><text:span text:style-name="T40_3"><text:s/></text:span><text:span text:style-name="T40_4">de</text:span><text:span text:style-name="T40_5"><text:s/></text:span><text:span text:style-name="T40_6">Encerramento</text:span><text:span text:style-name="T40_7"><text:s/></text:span><text:span text:style-name="T40_8">de</text:span><text:span text:style-name="T40_9"><text:s/></text:span><text:span text:style-name="T40_10">Teste</text:span></text:p>
      <text:p text:style-name="P41"><text:span text:style-name="T41_1">-<text:s text:c="7"/></text:span><text:span text:style-name="T41_2">Termo</text:span><text:span text:style-name="T41_3"><text:s/></text:span><text:span text:style-name="T41_4">de</text:span><text:span text:style-name="T41_5"><text:s/></text:span><text:span text:style-name="T41_6">Aceite</text:span><text:span text:style-name="T41_7"><text:s/></text:span><text:span text:style-name="T41_8">de</text:span><text:span text:style-name="T41_9"><text:s/></text:span><text:span text:style-name="T41_10">Validação</text:span></text:p>
      <text:p text:style-name="P42"><text:span text:style-name="T42_1">-<text:s text:c="7"/></text:span><text:span text:style-name="T42_2">Definição</text:span><text:span text:style-name="T42_3"><text:s/></text:span><text:span text:style-name="T42_4">de</text:span><text:span text:style-name="T42_5"><text:s/></text:span><text:span text:style-name="T42_6">Atividades</text:span><text:span text:style-name="T42_7"><text:s/></text:span><text:span text:style-name="T42_8">na</text:span><text:span text:style-name="T42_9"><text:s/></text:span><text:span text:style-name="T42_10">Verificação</text:span></text:p>
      <text:p text:style-name="P43"><text:span text:style-name="T43_1">-<text:s text:c="7"/></text:span><text:span text:style-name="T43_2">Defeitos</text:span><text:span text:style-name="T43_3"><text:s/></text:span><text:span text:style-name="T43_4">na</text:span><text:span text:style-name="T43_5"><text:s/></text:span><text:span text:style-name="T43_6">Verificação</text:span></text:p>
      <text:p text:style-name="P44"><text:span text:style-name="T44_1">-<text:s text:c="7"/></text:span><text:span text:style-name="T44_2">Mapa</text:span><text:span text:style-name="T44_3"><text:s/></text:span><text:span text:style-name="T44_4">de</text:span><text:span text:style-name="T44_5"><text:s/></text:span><text:span text:style-name="T44_6">Testes</text:span><text:span text:style-name="T44_7"><text:s/></text:span><text:span text:style-name="T44_8">na</text:span><text:span text:style-name="T44_9"><text:s/></text:span><text:span text:style-name="T44_10">Verificação</text:span></text:p>
      <text:p text:style-name="P45"><text:span text:style-name="T45_1">-<text:s text:c="7"/></text:span><text:span text:style-name="T45_2">Produtos</text:span><text:span text:style-name="T45_3"><text:s/></text:span><text:span text:style-name="T45_4">na</text:span><text:span text:style-name="T45_5"><text:s/></text:span><text:span text:style-name="T45_6">Verificação</text:span></text:p>
      <text:p text:style-name="P46"><text:span text:style-name="T46_1">-<text:s text:c="7"/></text:span><text:span text:style-name="T46_2">Projeto</text:span><text:span text:style-name="T46_3"><text:s/></text:span><text:span text:style-name="T46_4">de</text:span><text:span text:style-name="T46_5"><text:s/></text:span><text:span text:style-name="T46_6">Testes</text:span><text:span text:style-name="T46_7"><text:s/></text:span><text:span text:style-name="T46_8">de</text:span><text:span text:style-name="T46_9"><text:s/></text:span><text:span text:style-name="T46_10">Verificação</text:span></text:p>
      <text:p text:style-name="P47"><text:span text:style-name="T47_1">-<text:s text:c="7"/></text:span><text:span text:style-name="T47_2">Relatório</text:span><text:span text:style-name="T47_3"><text:s/></text:span><text:span text:style-name="T47_4">de</text:span><text:span text:style-name="T47_5"><text:s/></text:span><text:span text:style-name="T47_6">Sumario</text:span><text:span text:style-name="T47_7"><text:s/></text:span><text:span text:style-name="T47_8">de</text:span><text:span text:style-name="T47_9"><text:s/></text:span><text:span text:style-name="T47_10">Testes</text:span><text:span text:style-name="T47_11"><text:s/></text:span><text:span text:style-name="T47_12">de</text:span><text:span text:style-name="T47_13"><text:s/></text:span><text:span text:style-name="T47_14">Verificação</text:span></text:p>
      <text:p text:style-name="P48"><text:span text:style-name="T48_1">-<text:s text:c="7"/></text:span><text:span text:style-name="T48_2">Código</text:span><text:span text:style-name="T48_3"><text:s/></text:span><text:span text:style-name="T48_4">Fonte</text:span></text:p>
      <text:p text:style-name="P49"/>
      <text:p text:style-name="P50"/>
      <text:p text:style-name="P51"/>
      <text:list text:style-name="LS1" xml:id="list4" text:continue-list="list0">
        <text:list-item>
          <text:p text:style-name="P52"><text:bookmark-start text:name="h.3dy6vkm"/><text:bookmark-end text:name="h.3dy6vkm"/><text:span text:style-name="T52_1">A</text:span><text:span text:style-name="T52_2">companhamento</text:span><text:span text:style-name="T52_3"><text:s/></text:span><text:span text:style-name="T52_4">de</text:span><text:span text:style-name="T52_5"><text:s/></text:span><text:span text:style-name="T52_6">riscos</text:span><text:span text:style-name="T52_7"><text:s/></text:span><text:span text:style-name="T52_8">e</text:span><text:span text:style-name="T52_9"><text:s/></text:span><text:span text:style-name="T52_10">problemas</text:span></text:p>
        </text:list-item>
      </text:list>
      <text:list text:style-name="LS2" xml:id="list5">
        <text:list-item>
          <text:p text:style-name="P53"/>
        </text:list-item>
      </text:list>
      <text:p text:style-name="P54"/>
      <text:p text:style-name="P55"/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3">
          <table:table-cell table:style-name="Cell5">
            <text:p text:style-name="P56"><text:span text:style-name="T56_1">Código</text:span><text:span text:style-name="T56_2"><text:s/></text:span><text:span text:style-name="T56_3">do</text:span><text:span text:style-name="T56_4"><text:s/></text:span><text:span text:style-name="T56_5">Risco</text:span></text:p>
          </table:table-cell>
          <table:table-cell table:style-name="Cell6">
            <text:p text:style-name="P57"><text:span text:style-name="T57_1">Descrição</text:span><text:span text:style-name="T57_2"><text:s/></text:span><text:span text:style-name="T57_3">do</text:span><text:span text:style-name="T57_4"><text:s/></text:span><text:span text:style-name="T57_5">Risco</text:span></text:p>
          </table:table-cell>
          <table:table-cell table:style-name="Cell7">
            <text:p text:style-name="P58"><text:span text:style-name="T58_1">Situação</text:span><text:span text:style-name="T58_2"><text:s/></text:span><text:span text:style-name="T58_3">Atual</text:span></text:p>
          </table:table-cell>
          <table:table-cell table:style-name="Cell8">
            <text:p text:style-name="P59"><text:span text:style-name="T59_1">Probabilidade</text:span></text:p>
          </table:table-cell>
          <table:table-cell table:style-name="Cell9">
            <text:p text:style-name="P60"><text:span text:style-name="T60_1">Impacto</text:span></text:p>
          </table:table-cell>
        </table:table-row>
        <table:table-row table:style-name="Row4">
          <table:table-cell table:style-name="Cell10">
            <text:p text:style-name="P61"><text:span text:style-name="T61_1">RSC</text:span><text:span text:style-name="T61_2">001</text:span></text:p>
          </table:table-cell>
          <table:table-cell table:style-name="Cell11">
            <text:p text:style-name="P62"><text:span text:style-name="T62_1">Perda</text:span><text:span text:style-name="T62_2"><text:s/></text:span><text:span text:style-name="T62_3">dos</text:span><text:span text:style-name="T62_4"><text:s/></text:span><text:span text:style-name="T62_5">membros</text:span><text:span text:style-name="T62_6"><text:s/></text:span><text:span text:style-name="T62_7">chaves</text:span><text:span text:style-name="T62_8"><text:s/></text:span><text:span text:style-name="T62_9">da</text:span><text:span text:style-name="T62_10"><text:s/></text:span><text:span text:style-name="T62_11">equipe</text:span></text:p>
          </table:table-cell>
          <table:table-cell table:style-name="Cell12">
            <text:p text:style-name="P63"><text:span text:style-name="T63_1">Latente</text:span></text:p>
          </table:table-cell>
          <table:table-cell table:style-name="Cell13">
            <text:p text:style-name="P64"><text:span text:style-name="T64_1">20<text:s/></text:span><text:span text:style-name="T64_2">a</text:span><text:span text:style-name="T64_3"><text:s/>40<text:s/>%</text:span></text:p>
          </table:table-cell>
          <table:table-cell table:style-name="Cell14">
            <text:p text:style-name="P65"><text:span text:style-name="T65_1">Muito</text:span><text:span text:style-name="T65_2"><text:s/></text:span><text:span text:style-name="T65_3">Alto</text:span></text:p>
          </table:table-cell>
        </table:table-row>
        <table:table-row table:style-name="Row5">
          <table:table-cell table:style-name="Cell15">
            <text:p text:style-name="P66"><text:span text:style-name="T66_1">RSC</text:span><text:span text:style-name="T66_2">002</text:span></text:p>
          </table:table-cell>
          <table:table-cell table:style-name="Cell16">
            <text:p text:style-name="P67"><text:span text:style-name="T67_1">Mudanças</text:span><text:span text:style-name="T67_2"><text:s/></text:span><text:span text:style-name="T67_3">nos</text:span><text:span text:style-name="T67_4"><text:s/></text:span><text:span text:style-name="T67_5">requisitos</text:span></text:p>
          </table:table-cell>
          <table:table-cell table:style-name="Cell17">
            <text:p text:style-name="P68"><text:span text:style-name="T68_1">Latente</text:span></text:p>
          </table:table-cell>
          <table:table-cell table:style-name="Cell18">
            <text:p text:style-name="P69"><text:span text:style-name="T69_1">40<text:s/></text:span><text:span text:style-name="T69_2">a</text:span><text:span text:style-name="T69_3"><text:s/>60<text:s/>%</text:span></text:p>
          </table:table-cell>
          <table:table-cell table:style-name="Cell19">
            <text:p text:style-name="P70"><text:span text:style-name="T70_1">Muito</text:span><text:span text:style-name="T70_2"><text:s/></text:span><text:span text:style-name="T70_3">Alto</text:span></text:p>
          </table:table-cell>
        </table:table-row>
        <table:table-row table:style-name="Row6">
          <table:table-cell table:style-name="Cell20">
            <text:p text:style-name="P71"><text:span text:style-name="T71_1">RSC</text:span><text:span text:style-name="T71_2">003</text:span></text:p>
          </table:table-cell>
          <table:table-cell table:style-name="Cell21">
            <text:p text:style-name="P72"><text:span text:style-name="T72_1">Falta</text:span><text:span text:style-name="T72_2"><text:s/></text:span><text:span text:style-name="T72_3">de</text:span><text:span text:style-name="T72_4"><text:s/></text:span><text:span text:style-name="T72_5">conhecimento</text:span><text:span text:style-name="T72_6"><text:s/></text:span><text:span text:style-name="T72_7">de</text:span><text:span text:style-name="T72_8"><text:s/></text:span><text:span text:style-name="T72_9">alguns</text:span><text:span text:style-name="T72_10"><text:s/></text:span><text:span text:style-name="T72_11">membros</text:span><text:span text:style-name="T72_12"><text:s/></text:span><text:span text:style-name="T72_13">da</text:span><text:span text:style-name="T72_14"><text:s/></text:span><text:span text:style-name="T72_15">equipe</text:span><text:span text:style-name="T72_16"><text:s/></text:span><text:span text:style-name="T72_17">de</text:span><text:span text:style-name="T72_18"><text:s/></text:span><text:span text:style-name="T72_19">projeto</text:span></text:p>
          </table:table-cell>
          <table:table-cell table:style-name="Cell22">
            <text:p text:style-name="P73"><text:span text:style-name="T73_1">Latente</text:span></text:p>
          </table:table-cell>
          <table:table-cell table:style-name="Cell23">
            <text:p text:style-name="P74"><text:span text:style-name="T74_1">100%</text:span></text:p>
          </table:table-cell>
          <table:table-cell table:style-name="Cell24">
            <text:p text:style-name="P75"><text:span text:style-name="T75_1">Alto</text:span></text:p>
          </table:table-cell>
        </table:table-row>
        <table:table-row table:style-name="Row7">
          <table:table-cell table:style-name="Cell25">
            <text:p text:style-name="P76"><text:span text:style-name="T76_1">RSC</text:span><text:span text:style-name="T76_2">004</text:span></text:p>
          </table:table-cell>
          <table:table-cell table:style-name="Cell26">
            <text:p text:style-name="P77"><text:span text:style-name="T77_1">Mudanças</text:span><text:span text:style-name="T77_2"><text:s/></text:span><text:span text:style-name="T77_3">t</text:span><text:span text:style-name="T77_4">ecnológicas</text:span></text:p>
          </table:table-cell>
          <table:table-cell table:style-name="Cell27">
            <text:p text:style-name="P78"><text:span text:style-name="T78_1">Latente</text:span></text:p>
          </table:table-cell>
          <table:table-cell table:style-name="Cell28">
            <text:p text:style-name="P79"><text:span text:style-name="T79_1">0<text:s/></text:span><text:span text:style-name="T79_2">a</text:span><text:span text:style-name="T79_3"><text:s/>20%</text:span></text:p>
          </table:table-cell>
          <table:table-cell table:style-name="Cell29">
            <text:p text:style-name="P80"><text:span text:style-name="T80_1">Muito</text:span><text:span text:style-name="T80_2"><text:s/></text:span><text:span text:style-name="T80_3">Alto</text:span></text:p>
          </table:table-cell>
        </table:table-row>
        <table:table-row table:style-name="Row8">
          <table:table-cell table:style-name="Cell30">
            <text:p text:style-name="P81"><text:span text:style-name="T81_1">RSC</text:span><text:span text:style-name="T81_2">005</text:span></text:p>
          </table:table-cell>
          <table:table-cell table:style-name="Cell31">
            <text:p text:style-name="P82"><text:span text:style-name="T82_1">Algum</text:span><text:span text:style-name="T82_2"><text:s/></text:span><text:span text:style-name="T82_3">membro</text:span><text:span text:style-name="T82_4"><text:s/></text:span><text:span text:style-name="T82_5">da</text:span><text:span text:style-name="T82_6"><text:s/></text:span><text:span text:style-name="T82_7">equipe</text:span><text:span text:style-name="T82_8"><text:s/></text:span><text:span text:style-name="T82_9">se</text:span><text:span text:style-name="T82_10"><text:s/></text:span><text:span text:style-name="T82_11">afastou</text:span></text:p>
          </table:table-cell>
          <table:table-cell table:style-name="Cell32">
            <text:p text:style-name="P83"><text:span text:style-name="T83_1">Latente</text:span></text:p>
          </table:table-cell>
          <table:table-cell table:style-name="Cell33">
            <text:p text:style-name="P84"><text:span text:style-name="T84_1">80%<text:s/></text:span><text:span text:style-name="T84_2">a</text:span><text:span text:style-name="T84_3"><text:s/>100%</text:span></text:p>
          </table:table-cell>
          <table:table-cell table:style-name="Cell34">
            <text:p text:style-name="P85"><text:span text:style-name="T85_1">Baixo</text:span></text:p>
          </table:table-cell>
        </table:table-row>
        <table:table-row table:style-name="Row9">
          <table:table-cell table:style-name="Cell35">
            <text:p text:style-name="P86"><text:span text:style-name="T86_1">RSC</text:span><text:span text:style-name="T86_2">006</text:span></text:p>
          </table:table-cell>
          <table:table-cell table:style-name="Cell36">
            <text:p text:style-name="P87"><text:span text:style-name="T87_1">Falha</text:span><text:span text:style-name="T87_2"><text:s/></text:span><text:span text:style-name="T87_3">de</text:span><text:span text:style-name="T87_4"><text:s/></text:span><text:span text:style-name="T87_5">Comunicação</text:span><text:span text:style-name="T87_6"><text:s/></text:span><text:span text:style-name="T87_7">entre</text:span><text:span text:style-name="T87_8"><text:s/></text:span><text:span text:style-name="T87_9">os</text:span><text:span text:style-name="T87_10"><text:s/></text:span><text:span text:style-name="T87_11">membros</text:span><text:span text:style-name="T87_12"><text:s/></text:span><text:span text:style-name="T87_13">da</text:span><text:span text:style-name="T87_14"><text:s/></text:span><text:span text:style-name="T87_15">equipe</text:span></text:p>
          </table:table-cell>
          <table:table-cell table:style-name="Cell37">
            <text:p text:style-name="P88"><text:span text:style-name="T88_1">Latente</text:span></text:p>
          </table:table-cell>
          <table:table-cell table:style-name="Cell38">
            <text:p text:style-name="P89"><text:span text:style-name="T89_1">60%<text:s/></text:span><text:span text:style-name="T89_2">a</text:span><text:span text:style-name="T89_3"><text:s/>80%</text:span></text:p>
          </table:table-cell>
          <table:table-cell table:style-name="Cell39">
            <text:p text:style-name="P90"><text:span text:style-name="T90_1">Alto</text:span></text:p>
          </table:table-cell>
        </table:table-row>
        <table:table-row table:style-name="Row10">
          <table:table-cell table:style-name="Cell40">
            <text:p text:style-name="P91"><text:span text:style-name="T91_1">RSC</text:span><text:span text:style-name="T91_2">007</text:span></text:p>
          </table:table-cell>
          <table:table-cell table:style-name="Cell41">
            <text:p text:style-name="P92"><text:span text:style-name="T92_1">Integração</text:span><text:span text:style-name="T92_2"><text:s/></text:span><text:span text:style-name="T92_3">das</text:span><text:span text:style-name="T92_4"><text:s/></text:span><text:span text:style-name="T92_5">Equipes</text:span></text:p>
          </table:table-cell>
          <table:table-cell table:style-name="Cell42">
            <text:p text:style-name="P93"><text:span text:style-name="T93_1">Latente</text:span></text:p>
          </table:table-cell>
          <table:table-cell table:style-name="Cell43">
            <text:p text:style-name="P94"><text:span text:style-name="T94_1">100%</text:span></text:p>
          </table:table-cell>
          <table:table-cell table:style-name="Cell44">
            <text:p text:style-name="P95"><text:span text:style-name="T95_1">Muito</text:span><text:span text:style-name="T95_2"><text:s/></text:span><text:span text:style-name="T95_3">Alto</text:span></text:p>
          </table:table-cell>
        </table:table-row>
      </table:table>
      <text:p text:style-name="P96"/>
      <text:p text:style-name="P97"/>
      <table:table table:style-name="Table3">
        <table:table-column table:style-name="Column8"/>
        <table:table-column table:style-name="Column9"/>
        <table:table-row table:style-name="Row11">
          <table:table-cell table:style-name="Cell45">
            <text:p text:style-name="P98"><text:span text:style-name="T98_1">Escala</text:span><text:span text:style-name="T98_2"><text:s/></text:span><text:span text:style-name="T98_3">de</text:span><text:span text:style-name="T98_4"><text:s/></text:span><text:span text:style-name="T98_5">Probabilidade</text:span></text:p>
          </table:table-cell>
          <table:table-cell table:style-name="Cell46">
            <text:p text:style-name="P99"><text:span text:style-name="T99_1">Impacto</text:span></text:p>
          </table:table-cell>
        </table:table-row>
        <table:table-row table:style-name="Row12">
          <table:table-cell table:style-name="Cell47">
            <text:p text:style-name="P100"><text:span text:style-name="T100_1">1</text:span></text:p>
          </table:table-cell>
          <table:table-cell table:style-name="Cell48">
            <text:p text:style-name="P101"><text:span text:style-name="T101_1">Muito</text:span><text:span text:style-name="T101_2"><text:s/></text:span><text:span text:style-name="T101_3">Baixo</text:span></text:p>
          </table:table-cell>
        </table:table-row>
        <table:table-row table:style-name="Row13">
          <table:table-cell table:style-name="Cell49">
            <text:p text:style-name="P102"><text:span text:style-name="T102_1">2</text:span></text:p>
          </table:table-cell>
          <table:table-cell table:style-name="Cell50">
            <text:p text:style-name="P103"><text:span text:style-name="T103_1">Baixo</text:span></text:p>
          </table:table-cell>
        </table:table-row>
        <table:table-row table:style-name="Row14">
          <table:table-cell table:style-name="Cell51">
            <text:p text:style-name="P104"><text:span text:style-name="T104_1">3</text:span></text:p>
          </table:table-cell>
          <table:table-cell table:style-name="Cell52">
            <text:p text:style-name="P105"><text:span text:style-name="T105_1">Médio</text:span></text:p>
          </table:table-cell>
        </table:table-row>
        <table:table-row table:style-name="Row15">
          <table:table-cell table:style-name="Cell53">
            <text:p text:style-name="P106"><text:span text:style-name="T106_1">4</text:span></text:p>
          </table:table-cell>
          <table:table-cell table:style-name="Cell54">
            <text:p text:style-name="P107"><text:span text:style-name="T107_1">Alto</text:span></text:p>
          </table:table-cell>
        </table:table-row>
        <table:table-row table:style-name="Row16">
          <table:table-cell table:style-name="Cell55">
            <text:p text:style-name="P108"><text:span text:style-name="T108_1">5</text:span></text:p>
          </table:table-cell>
          <table:table-cell table:style-name="Cell56">
            <text:p text:style-name="P109"><text:span text:style-name="T109_1">Muito</text:span><text:span text:style-name="T109_2"><text:s/></text:span><text:span text:style-name="T109_3">Alto</text:span></text:p>
          </table:table-cell>
        </table:table-row>
      </table:table>
      <text:p text:style-name="P110"/>
      <text:p text:style-name="P111"><text:span text:style-name="T111_1">Tratamento</text:span><text:span text:style-name="T111_2"><text:s/></text:span><text:span text:style-name="T111_3">dos</text:span><text:span text:style-name="T111_4"><text:s/></text:span><text:span text:style-name="T111_5">Riscos</text:span></text:p>
      <text:p text:style-name="P112"><text:span text:style-name="T112_1">(</text:span><text:span text:style-name="T112_2">Não</text:span><text:span text:style-name="T112_3"><text:s/></text:span><text:span text:style-name="T112_4">se</text:span><text:span text:style-name="T112_5"><text:s/></text:span><text:span text:style-name="T112_6">aplica</text:span><text:span text:style-name="T112_7"><text:s/></text:span><text:span text:style-name="T112_8">a</text:span><text:span text:style-name="T112_9"><text:s/></text:span><text:span text:style-name="T112_10">esta</text:span><text:span text:style-name="T112_11"><text:s/></text:span><text:span text:style-name="T112_12">fase</text:span><text:span text:style-name="T112_13">)</text:span></text:p>
      <text:p text:style-name="P113"/>
      <table:table table:style-name="Table4">
        <table:table-column table:style-name="Column10"/>
        <table:table-column table:style-name="Column11"/>
        <table:table-column table:style-name="Column12"/>
        <table:table-row table:style-name="Row17">
          <table:table-cell table:style-name="Cell57">
            <text:p text:style-name="P114"><text:span text:style-name="T114_1">Codigo</text:span><text:span text:style-name="T114_2"><text:s/></text:span><text:span text:style-name="T114_3">dos</text:span><text:span text:style-name="T114_4"><text:s/></text:span><text:span text:style-name="T114_5">Riscos</text:span></text:p>
          </table:table-cell>
          <table:table-cell table:style-name="Cell58">
            <text:p text:style-name="P115"><text:span text:style-name="T115_1">Impacto</text:span></text:p>
          </table:table-cell>
          <table:table-cell table:style-name="Cell59">
            <text:p text:style-name="P116"><text:span text:style-name="T116_1">Tratamento</text:span><text:span text:style-name="T116_2"><text:s/></text:span><text:span text:style-name="T116_3">dos</text:span><text:span text:style-name="T116_4"><text:s/></text:span><text:span text:style-name="T116_5">Riscos</text:span></text:p>
          </table:table-cell>
        </table:table-row>
        <table:table-row table:style-name="Row18">
          <table:table-cell table:style-name="Cell60">
            <text:p text:style-name="P117"/>
          </table:table-cell>
          <table:table-cell table:style-name="Cell61">
            <text:p text:style-name="P118"/>
          </table:table-cell>
          <table:table-cell table:style-name="Cell62">
            <text:p text:style-name="P119"/>
          </table:table-cell>
        </table:table-row>
        <table:table-row table:style-name="Row19">
          <table:table-cell table:style-name="Cell63">
            <text:p text:style-name="P120"/>
          </table:table-cell>
          <table:table-cell table:style-name="Cell64">
            <text:p text:style-name="P121"/>
          </table:table-cell>
          <table:table-cell table:style-name="Cell65">
            <text:p text:style-name="P122"/>
          </table:table-cell>
        </table:table-row>
        <table:table-row table:style-name="Row20">
          <table:table-cell table:style-name="Cell66">
            <text:p text:style-name="P123"/>
          </table:table-cell>
          <table:table-cell table:style-name="Cell67">
            <text:p text:style-name="P124"/>
          </table:table-cell>
          <table:table-cell table:style-name="Cell68">
            <text:p text:style-name="P125"/>
          </table:table-cell>
        </table:table-row>
        <table:table-row table:style-name="Row21">
          <table:table-cell table:style-name="Cell69">
            <text:p text:style-name="P126"/>
          </table:table-cell>
          <table:table-cell table:style-name="Cell70">
            <text:p text:style-name="P127"/>
          </table:table-cell>
          <table:table-cell table:style-name="Cell71">
            <text:p text:style-name="P128"/>
          </table:table-cell>
        </table:table-row>
      </table:table>
      <text:p text:style-name="P129"/>
      <text:list text:style-name="LS1" xml:id="list6" text:continue-list="list0">
        <text:list-item>
          <text:p text:style-name="P130"><text:bookmark-start text:name="h.1t3h5sf"/><text:bookmark-end text:name="h.1t3h5sf"/><text:span text:style-name="T130_1">Avaliação</text:span><text:span text:style-name="T130_2"><text:s/></text:span><text:span text:style-name="T130_3">da</text:span><text:span text:style-name="T130_4"><text:s/></text:span><text:span text:style-name="T130_5">Equipe</text:span></text:p>
          <text:list>
            <text:list-item>
              <text:h text:style-name="P131" text:outline-level="10"><text:bookmark-start text:name="h.4d34og8"/><text:bookmark-end text:name="h.4d34og8"/><text:span text:style-name="T131_1">Como</text:span><text:span text:style-name="T131_2"><text:s/></text:span><text:span text:style-name="T131_3">está</text:span><text:span text:style-name="T131_4"><text:s/></text:span><text:span text:style-name="T131_5">o</text:span><text:span text:style-name="T131_6"><text:s/></text:span><text:span text:style-name="T131_7">desempenho</text:span><text:span text:style-name="T131_8"><text:s/></text:span><text:span text:style-name="T131_9">e</text:span><text:span text:style-name="T131_10"><text:s/></text:span><text:span text:style-name="T131_11">o</text:span><text:span text:style-name="T131_12"><text:s/></text:span><text:span text:style-name="T131_13">comprometimento</text:span><text:span text:style-name="T131_14">?<text:s/></text:span><text:span text:style-name="T131_15">Alguma</text:span><text:span text:style-name="T131_16"><text:s/></text:span><text:span text:style-name="T131_17">observação</text:span><text:span text:style-name="T131_18"><text:s/></text:span><text:span text:style-name="T131_19">positiva</text:span><text:span text:style-name="T131_20">?<text:s/></text:span><text:span text:style-name="T131_21">Alguma</text:span><text:span text:style-name="T131_22"><text:s/></text:span><text:span text:style-name="T131_23">observação</text:span><text:span text:style-name="T131_24"><text:s/></text:span><text:span text:style-name="T131_25">negativa</text:span><text:span text:style-name="T131_26">?</text:span></text:h>
            </text:list-item>
          </text:list>
        </text:list-item>
      </text:list>
      <text:p text:style-name="P132"/>
      <table:table table:style-name="Table5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22">
          <table:table-cell table:style-name="Cell72">
            <text:p text:style-name="P133"><text:span text:style-name="T133_1">Membro</text:span></text:p>
          </table:table-cell>
          <table:table-cell table:style-name="Cell73">
            <text:p text:style-name="P134"><text:span text:style-name="T134_1">Papel</text:span></text:p>
          </table:table-cell>
          <table:table-cell table:style-name="Cell74">
            <text:p text:style-name="P135"><text:span text:style-name="T135_1">Observação</text:span></text:p>
          </table:table-cell>
          <table:table-cell table:style-name="Cell75">
            <text:p text:style-name="P136"><text:span text:style-name="T136_1">Comprometido</text:span><text:span text:style-name="T136_2">?</text:span></text:p>
          </table:table-cell>
        </table:table-row>
        <table:table-row table:style-name="Row23">
          <table:table-cell table:style-name="Cell76">
            <text:p text:style-name="P137"><text:span text:style-name="T137_1">Pedro</text:span><text:span text:style-name="T137_2"><text:s/></text:span><text:span text:style-name="T137_3">Victor</text:span></text:p>
          </table:table-cell>
          <table:table-cell table:style-name="Cell77">
            <text:p text:style-name="P138"><text:span text:style-name="T138_1">Development</text:span><text:span text:style-name="T138_2"><text:s/></text:span><text:span text:style-name="T138_3">Team</text:span></text:p>
          </table:table-cell>
          <table:table-cell table:style-name="Cell78">
            <text:p text:style-name="P139"><text:span text:style-name="T139_1">N</text:span><text:span text:style-name="T139_2">/</text:span><text:span text:style-name="T139_3">A</text:span></text:p>
          </table:table-cell>
          <table:table-cell table:style-name="Cell79">
            <text:p text:style-name="P140"><text:span text:style-name="T140_1">Sim</text:span><text:span text:style-name="T140_2">(<text:s/></text:span><text:span text:style-name="T140_3">X</text:span><text:span text:style-name="T140_4"><text:s/>)</text:span></text:p>
            <text:p text:style-name="P141"><text:span text:style-name="T141_1">Não</text:span><text:span text:style-name="T141_2">(<text:tab/>)</text:span></text:p>
          </table:table-cell>
        </table:table-row>
        <table:table-row table:style-name="Row24">
          <table:table-cell table:style-name="Cell80">
            <text:p text:style-name="P142"><text:span text:style-name="T142_1">Lucas</text:span><text:span text:style-name="T142_2"><text:s/></text:span><text:span text:style-name="T142_3">Vinicios</text:span></text:p>
          </table:table-cell>
          <table:table-cell table:style-name="Cell81">
            <text:p text:style-name="P143"><text:span text:style-name="T143_1">Development</text:span><text:span text:style-name="T143_2"><text:s/></text:span><text:span text:style-name="T143_3">Team</text:span></text:p>
          </table:table-cell>
          <table:table-cell table:style-name="Cell82">
            <text:p text:style-name="P144"><text:span text:style-name="T144_1">N</text:span><text:span text:style-name="T144_2">/</text:span><text:span text:style-name="T144_3">A</text:span></text:p>
          </table:table-cell>
          <table:table-cell table:style-name="Cell83">
            <text:p text:style-name="P145"><text:span text:style-name="T145_1">Sim</text:span><text:span text:style-name="T145_2">(<text:s/></text:span><text:span text:style-name="T145_3">X</text:span><text:span text:style-name="T145_4"><text:s/>)</text:span></text:p>
            <text:p text:style-name="P146"><text:span text:style-name="T146_1">Não</text:span><text:span text:style-name="T146_2">(<text:tab/>)</text:span></text:p>
          </table:table-cell>
        </table:table-row>
        <table:table-row table:style-name="Row25">
          <table:table-cell table:style-name="Cell84">
            <text:p text:style-name="P147"><text:span text:style-name="T147_1">Guilherme</text:span><text:span text:style-name="T147_2"><text:s/></text:span><text:span text:style-name="T147_3">Caixeta</text:span></text:p>
          </table:table-cell>
          <table:table-cell table:style-name="Cell85">
            <text:p text:style-name="P148"><text:span text:style-name="T148_1">Scrum</text:span><text:span text:style-name="T148_2"><text:s/></text:span><text:span text:style-name="T148_3">Master</text:span><text:span text:style-name="T148_4"><text:s/></text:span><text:span text:style-name="T148_5">e</text:span><text:span text:style-name="T148_6"><text:s/></text:span><text:span text:style-name="T148_7">Product</text:span><text:span text:style-name="T148_8"><text:s/></text:span><text:span text:style-name="T148_9">Owner</text:span></text:p>
          </table:table-cell>
          <table:table-cell table:style-name="Cell86">
            <text:p text:style-name="P149"><text:span text:style-name="T149_1">N</text:span><text:span text:style-name="T149_2">/</text:span><text:span text:style-name="T149_3">A</text:span></text:p>
          </table:table-cell>
          <table:table-cell table:style-name="Cell87">
            <text:p text:style-name="P150"><text:span text:style-name="T150_1">Sim</text:span><text:span text:style-name="T150_2">(<text:s/></text:span><text:span text:style-name="T150_3">X</text:span><text:span text:style-name="T150_4"><text:s/>)</text:span></text:p>
            <text:p text:style-name="P151"><text:span text:style-name="T151_1">Não</text:span><text:span text:style-name="T151_2">(<text:tab/>)</text:span></text:p>
          </table:table-cell>
        </table:table-row>
        <table:table-row table:style-name="Row26">
          <table:table-cell table:style-name="Cell88">
            <text:p text:style-name="P152"><text:span text:style-name="T152_1">Gabriel</text:span><text:span text:style-name="T152_2"><text:s/></text:span><text:span text:style-name="T152_3">Barbosa</text:span></text:p>
          </table:table-cell>
          <table:table-cell table:style-name="Cell89">
            <text:p text:style-name="P153"><text:span text:style-name="T153_1">Development</text:span><text:span text:style-name="T153_2"><text:s/></text:span><text:span text:style-name="T153_3">Team</text:span><text:span text:style-name="T153_4"><text:s/></text:span><text:span text:style-name="T153_5">e</text:span><text:span text:style-name="T153_6"><text:s/></text:span><text:span text:style-name="T153_7">Product</text:span><text:span text:style-name="T153_8"><text:s/></text:span><text:span text:style-name="T153_9">Owner</text:span></text:p>
          </table:table-cell>
          <table:table-cell table:style-name="Cell90">
            <text:p text:style-name="P154"><text:span text:style-name="T154_1">N</text:span><text:span text:style-name="T154_2">/</text:span><text:span text:style-name="T154_3">A</text:span></text:p>
          </table:table-cell>
          <table:table-cell table:style-name="Cell91">
            <text:p text:style-name="P155"><text:span text:style-name="T155_1">Sim</text:span><text:span text:style-name="T155_2">(<text:s/></text:span><text:span text:style-name="T155_3">X</text:span><text:span text:style-name="T155_4"><text:s/>)</text:span></text:p>
            <text:p text:style-name="P156"><text:span text:style-name="T156_1">Não</text:span><text:span text:style-name="T156_2">(<text:tab/>)</text:span></text:p>
          </table:table-cell>
        </table:table-row>
        <table:table-row table:style-name="Row27">
          <table:table-cell table:style-name="Cell92">
            <text:p text:style-name="P157"><text:span text:style-name="T157_1">Joao</text:span><text:span text:style-name="T157_2"><text:s/></text:span><text:span text:style-name="T157_3">Henrique</text:span></text:p>
          </table:table-cell>
          <table:table-cell table:style-name="Cell93">
            <text:p text:style-name="P158"><text:span text:style-name="T158_1">Development</text:span><text:span text:style-name="T158_2"><text:s/></text:span><text:span text:style-name="T158_3">Team</text:span></text:p>
          </table:table-cell>
          <table:table-cell table:style-name="Cell94">
            <text:p text:style-name="P159"><text:span text:style-name="T159_1">N</text:span><text:span text:style-name="T159_2">/</text:span><text:span text:style-name="T159_3">A</text:span></text:p>
          </table:table-cell>
          <table:table-cell table:style-name="Cell95">
            <text:p text:style-name="P160"><text:span text:style-name="T160_1">Sim</text:span><text:span text:style-name="T160_2">(<text:s/></text:span><text:span text:style-name="T160_3">X</text:span><text:span text:style-name="T160_4"><text:s/>)</text:span></text:p>
            <text:p text:style-name="P161"><text:span text:style-name="T161_1">Não</text:span><text:span text:style-name="T161_2">(<text:tab/>)</text:span></text:p>
          </table:table-cell>
        </table:table-row>
        <table:table-row table:style-name="Row28">
          <table:table-cell table:style-name="Cell96">
            <text:p text:style-name="P162"><text:span text:style-name="T162_1">Igor</text:span><text:span text:style-name="T162_2"><text:s/></text:span><text:span text:style-name="T162_3">Queiroz</text:span></text:p>
          </table:table-cell>
          <table:table-cell table:style-name="Cell97">
            <text:p text:style-name="P163"><text:span text:style-name="T163_1">Development</text:span><text:span text:style-name="T163_2"><text:s/></text:span><text:span text:style-name="T163_3">Team</text:span></text:p>
          </table:table-cell>
          <table:table-cell table:style-name="Cell98">
            <text:p text:style-name="P164"><text:span text:style-name="T164_1">N</text:span><text:span text:style-name="T164_2">/</text:span><text:span text:style-name="T164_3">A</text:span></text:p>
          </table:table-cell>
          <table:table-cell table:style-name="Cell99">
            <text:p text:style-name="P165"><text:span text:style-name="T165_1">Sim</text:span><text:span text:style-name="T165_2">(<text:s/></text:span><text:span text:style-name="T165_3">X</text:span><text:span text:style-name="T165_4"><text:s/>)</text:span></text:p>
            <text:p text:style-name="P166"><text:span text:style-name="T166_1">Não</text:span><text:span text:style-name="T166_2">(<text:tab/>)</text:span></text:p>
          </table:table-cell>
        </table:table-row>
      </table:table>
      <text:p text:style-name="P167"/>
      <text:list text:style-name="LS1" xml:id="list8" text:continue-list="list0">
        <text:list-item>
          <text:p text:style-name="P168"><text:bookmark-start text:name="h.2s8eyo1"/><text:bookmark-end text:name="h.2s8eyo1"/><text:span text:style-name="T168_1">Avaliação</text:span><text:span text:style-name="T168_2"><text:s/></text:span><text:span text:style-name="T168_3">dos</text:span><text:span text:style-name="T168_4"><text:s/></text:span><text:span text:style-name="T168_5">Recursos</text:span><text:span text:style-name="T168_6"><text:s/></text:span><text:span text:style-name="T168_7">Materiais</text:span></text:p>
        </text:list-item>
      </text:list>
      <text:p text:style-name="P169"><text:span text:style-name="T169_1"><text:tab/></text:span><text:span text:style-name="T169_2">Não</text:span><text:span text:style-name="T169_3"><text:s/></text:span><text:span text:style-name="T169_4">se</text:span><text:span text:style-name="T169_5"><text:s/></text:span><text:span text:style-name="T169_6">aplica</text:span><text:span text:style-name="T169_7"><text:s/></text:span><text:span text:style-name="T169_8">a</text:span><text:span text:style-name="T169_9"><text:s/></text:span><text:span text:style-name="T169_10">essa</text:span><text:span text:style-name="T169_11"><text:s/></text:span><text:span text:style-name="T169_12">fase</text:span><text:span text:style-name="T169_13"><text:s/></text:span><text:span text:style-name="T169_14">do</text:span><text:span text:style-name="T169_15"><text:s/></text:span><text:span text:style-name="T169_16">projeto</text:span><text:span text:style-name="T169_17">.</text:span></text:p>
      <text:p text:style-name="P170"/>
      <text:p text:style-name="P171"/>
      <text:list text:style-name="LS1" xml:id="list9" text:continue-list="list0">
        <text:list-item>
          <text:p text:style-name="P172"><text:bookmark-start text:name="h.17dp8vu"/><text:bookmark-end text:name="h.17dp8vu"/><text:span text:style-name="T172_1">Avaliação</text:span><text:span text:style-name="T172_2"><text:s/></text:span><text:span text:style-name="T172_3">do</text:span><text:span text:style-name="T172_4"><text:s/></text:span><text:span text:style-name="T172_5">Processo</text:span></text:p>
          <text:list>
            <text:list-item>
              <text:h text:style-name="P173" text:outline-level="10"><text:bookmark-start text:name="h.3rdcrjn"/><text:bookmark-end text:name="h.3rdcrjn"/><text:span text:style-name="T173_1">Existe</text:span><text:span text:style-name="T173_2"><text:s/></text:span><text:span text:style-name="T173_3">alguma</text:span><text:span text:style-name="T173_4"><text:s/></text:span><text:span text:style-name="T173_5">observação</text:span><text:span text:style-name="T173_6"><text:s/></text:span><text:span text:style-name="T173_7">a</text:span><text:span text:style-name="T173_8"><text:s/></text:span><text:span text:style-name="T173_9">ser</text:span><text:span text:style-name="T173_10"><text:s/></text:span><text:span text:style-name="T173_11">feita</text:span><text:span text:style-name="T173_12"><text:s/></text:span><text:span text:style-name="T173_13">sobre</text:span><text:span text:style-name="T173_14"><text:s/></text:span><text:span text:style-name="T173_15">o</text:span><text:span text:style-name="T173_16"><text:s/></text:span><text:span text:style-name="T173_17">processo</text:span><text:span text:style-name="T173_18">,<text:s/></text:span><text:span text:style-name="T173_19">os</text:span><text:span text:style-name="T173_20"><text:s/></text:span><text:span text:style-name="T173_21">relacionamentos</text:span><text:span text:style-name="T173_22"><text:s/></text:span><text:span text:style-name="T173_23">ou</text:span><text:span text:style-name="T173_24"><text:s/></text:span><text:span text:style-name="T173_25">as</text:span><text:span text:style-name="T173_26"><text:s/></text:span><text:span text:style-name="T173_27">ferramentas</text:span><text:span text:style-name="T173_28">?</text:span></text:h>
            </text:list-item>
          </text:list>
        </text:list-item>
      </text:list>
      <text:p text:style-name="P174"/>
      <table:table table:style-name="Table6">
        <table:table-column table:style-name="Column17"/>
        <table:table-row table:style-name="Row29">
          <table:table-cell table:style-name="Cell100">
            <text:p text:style-name="P175"><text:span text:style-name="T175_1">O</text:span><text:span text:style-name="T175_2"><text:s/></text:span><text:span text:style-name="T175_3">que</text:span><text:span text:style-name="T175_4"><text:s/></text:span><text:span text:style-name="T175_5">está</text:span><text:span text:style-name="T175_6"><text:s/></text:span><text:span text:style-name="T175_7">legal</text:span><text:span text:style-name="T175_8">?</text:span></text:p>
          </table:table-cell>
        </table:table-row>
        <table:table-row table:style-name="Row30">
          <table:table-cell table:style-name="Cell101">
            <text:p text:style-name="P176"><text:span text:style-name="T176_1">O</text:span><text:span text:style-name="T176_2"><text:s/></text:span><text:span text:style-name="T176_3">comprometimento</text:span><text:span text:style-name="T176_4"><text:s/></text:span><text:span text:style-name="T176_5">da</text:span><text:span text:style-name="T176_6"><text:s/></text:span><text:span text:style-name="T176_7">equipe</text:span><text:span text:style-name="T176_8">.</text:span></text:p>
          </table:table-cell>
        </table:table-row>
      </table:table>
      <text:p text:style-name="P177"/>
      <table:table table:style-name="Table7">
        <table:table-column table:style-name="Column18"/>
        <table:table-row table:style-name="Row31">
          <table:table-cell table:style-name="Cell102">
            <text:p text:style-name="P178"><text:span text:style-name="T178_1">O</text:span><text:span text:style-name="T178_2"><text:s/></text:span><text:span text:style-name="T178_3">que</text:span><text:span text:style-name="T178_4"><text:s/></text:span><text:span text:style-name="T178_5">pode</text:span><text:span text:style-name="T178_6"><text:s/></text:span><text:span text:style-name="T178_7">melhorar</text:span><text:span text:style-name="T178_8">?</text:span></text:p>
          </table:table-cell>
        </table:table-row>
        <table:table-row table:style-name="Row32">
          <table:table-cell table:style-name="Cell103">
            <text:p text:style-name="P179"><text:span text:style-name="T179_1">N</text:span><text:span text:style-name="T179_2">/</text:span><text:span text:style-name="T179_3">A</text:span></text:p>
          </table:table-cell>
        </table:table-row>
      </table:table>
      <text:p text:style-name="P180"/>
      <table:table table:style-name="Table8">
        <table:table-column table:style-name="Column19"/>
        <table:table-row table:style-name="Row33">
          <table:table-cell table:style-name="Cell104">
            <text:p text:style-name="P181"><text:span text:style-name="T181_1">Alguma</text:span><text:span text:style-name="T181_2"><text:s/></text:span><text:span text:style-name="T181_3">sugestão</text:span><text:span text:style-name="T181_4"><text:s/></text:span><text:span text:style-name="T181_5">sobre</text:span><text:span text:style-name="T181_6"><text:s/></text:span><text:span text:style-name="T181_7">o</text:span><text:span text:style-name="T181_8"><text:s/></text:span><text:span text:style-name="T181_9">que</text:span><text:span text:style-name="T181_10"><text:s/></text:span><text:span text:style-name="T181_11">poderia</text:span><text:span text:style-name="T181_12"><text:s/></text:span><text:span text:style-name="T181_13">ser</text:span><text:span text:style-name="T181_14"><text:s/></text:span><text:span text:style-name="T181_15">diferente</text:span><text:span text:style-name="T181_16"><text:s/></text:span><text:span text:style-name="T181_17">para</text:span><text:span text:style-name="T181_18"><text:s/></text:span><text:span text:style-name="T181_19">melhorar</text:span><text:span text:style-name="T181_20">?</text:span></text:p>
          </table:table-cell>
        </table:table-row>
        <table:table-row table:style-name="Row34">
          <table:table-cell table:style-name="Cell105">
            <text:p text:style-name="P182"><text:span text:style-name="T182_1">N</text:span><text:span text:style-name="T182_2">/</text:span><text:span text:style-name="T182_3">A</text:span></text:p>
          </table:table-cell>
        </table:table-row>
      </table:table>
      <text:p text:style-name="P183"><text:bookmark-start text:name="h.26in1rg"/><text:bookmark-end text:name="h.26in1rg"/></text:p>
      <text:list text:style-name="LS1" xml:id="list11" text:continue-list="list0">
        <text:list-item>
          <text:p text:style-name="P184"><text:bookmark-start text:name="h.lnxbz9"/><text:bookmark-end text:name="h.lnxbz9"/><text:span text:style-name="T184_1">Aderência</text:span><text:span text:style-name="T184_2"><text:s/></text:span><text:span text:style-name="T184_3">ao</text:span><text:span text:style-name="T184_4"><text:s/></text:span><text:span text:style-name="T184_5">processo</text:span></text:p>
          <text:list>
            <text:list-item>
              <text:h text:style-name="P185" text:outline-level="10"><text:bookmark-start text:name="h.35nkun2"/><text:bookmark-end text:name="h.35nkun2"/><text:span text:style-name="T185_1">Atualização</text:span><text:span text:style-name="T185_2"><text:s/></text:span><text:span text:style-name="T185_3">dos</text:span><text:span text:style-name="T185_4"><text:s/></text:span><text:span text:style-name="T185_5">documentos</text:span><text:span text:style-name="T185_6">:<text:s/></text:span><text:span text:style-name="T185_7">Os</text:span><text:span text:style-name="T185_8"><text:s/></text:span><text:span text:style-name="T185_9">seguintes</text:span><text:span text:style-name="T185_10"><text:s/></text:span><text:span text:style-name="T185_11">atributos</text:span><text:span text:style-name="T185_12"><text:s/></text:span><text:span text:style-name="T185_13">estão</text:span><text:span text:style-name="T185_14"><text:s/></text:span><text:span text:style-name="T185_15">atualizados</text:span><text:span text:style-name="T185_16"><text:s/></text:span><text:span text:style-name="T185_17">no</text:span><text:span text:style-name="T185_18"><text:s/></text:span><text:span text:style-name="T185_19">Plano</text:span><text:span text:style-name="T185_20"><text:s/></text:span><text:span text:style-name="T185_21">do</text:span><text:span text:style-name="T185_22"><text:s/></text:span><text:span text:style-name="T185_23">Projeto</text:span><text:span text:style-name="T185_24">?</text:span></text:h>
            </text:list-item>
          </text:list>
        </text:list-item>
      </text:list>
      <text:p text:style-name="P186"/>
      <table:table table:style-name="Table9">
        <table:table-column table:style-name="Column20"/>
        <table:table-column table:style-name="Column21"/>
        <table:table-column table:style-name="Column22"/>
        <table:table-column table:style-name="Column23"/>
        <table:table-row table:style-name="Row35">
          <table:table-cell table:style-name="Cell106">
            <text:p text:style-name="P187"><text:span text:style-name="T187_1">Atributo</text:span></text:p>
          </table:table-cell>
          <table:table-cell table:style-name="Cell107">
            <text:p text:style-name="P188"><text:span text:style-name="T188_1">Sim</text:span></text:p>
          </table:table-cell>
          <table:table-cell table:style-name="Cell108">
            <text:p text:style-name="P189"><text:span text:style-name="T189_1">Não</text:span></text:p>
          </table:table-cell>
          <table:table-cell table:style-name="Cell109">
            <text:p text:style-name="P190"><text:span text:style-name="T190_1">Descrição</text:span></text:p>
          </table:table-cell>
        </table:table-row>
        <table:table-row table:style-name="Row36">
          <table:table-cell table:style-name="Cell110">
            <text:p text:style-name="P191"><text:span text:style-name="T191_1">Escopo</text:span></text:p>
          </table:table-cell>
          <table:table-cell table:style-name="Cell111">
            <text:p text:style-name="P192"/>
          </table:table-cell>
          <table:table-cell table:style-name="Cell112">
            <text:p text:style-name="P193"/>
          </table:table-cell>
          <table:table-cell table:style-name="Cell113">
            <text:p text:style-name="P194"/>
          </table:table-cell>
        </table:table-row>
        <table:table-row table:style-name="Row37">
          <table:table-cell table:style-name="Cell114">
            <text:p text:style-name="P195"><text:span text:style-name="T195_1">Cronograma</text:span></text:p>
          </table:table-cell>
          <table:table-cell table:style-name="Cell115">
            <text:p text:style-name="P196"/>
          </table:table-cell>
          <table:table-cell table:style-name="Cell116">
            <text:p text:style-name="P197"/>
          </table:table-cell>
          <table:table-cell table:style-name="Cell117">
            <text:p text:style-name="P198"/>
          </table:table-cell>
        </table:table-row>
        <table:table-row table:style-name="Row38">
          <table:table-cell table:style-name="Cell118">
            <text:p text:style-name="P199"><text:span text:style-name="T199_1">Custos</text:span></text:p>
          </table:table-cell>
          <table:table-cell table:style-name="Cell119">
            <text:p text:style-name="P200"/>
          </table:table-cell>
          <table:table-cell table:style-name="Cell120">
            <text:p text:style-name="P201"/>
          </table:table-cell>
          <table:table-cell table:style-name="Cell121">
            <text:p text:style-name="P202"/>
          </table:table-cell>
        </table:table-row>
        <table:table-row table:style-name="Row39">
          <table:table-cell table:style-name="Cell122">
            <text:p text:style-name="P203"><text:span text:style-name="T203_1">Riscos</text:span></text:p>
          </table:table-cell>
          <table:table-cell table:style-name="Cell123">
            <text:p text:style-name="P204"/>
          </table:table-cell>
          <table:table-cell table:style-name="Cell124">
            <text:p text:style-name="P205"/>
          </table:table-cell>
          <table:table-cell table:style-name="Cell125">
            <text:p text:style-name="P206"/>
          </table:table-cell>
        </table:table-row>
        <table:table-row table:style-name="Row40">
          <table:table-cell table:style-name="Cell126">
            <text:p text:style-name="P207"><text:span text:style-name="T207_1">Equipe</text:span></text:p>
          </table:table-cell>
          <table:table-cell table:style-name="Cell127">
            <text:p text:style-name="P208"/>
          </table:table-cell>
          <table:table-cell table:style-name="Cell128">
            <text:p text:style-name="P209"/>
          </table:table-cell>
          <table:table-cell table:style-name="Cell129">
            <text:p text:style-name="P210"/>
          </table:table-cell>
        </table:table-row>
        <table:table-row table:style-name="Row41">
          <table:table-cell table:style-name="Cell130">
            <text:p text:style-name="P211"><text:span text:style-name="T211_1">Recursos</text:span></text:p>
          </table:table-cell>
          <table:table-cell table:style-name="Cell131">
            <text:p text:style-name="P212"/>
          </table:table-cell>
          <table:table-cell table:style-name="Cell132">
            <text:p text:style-name="P213"/>
          </table:table-cell>
          <table:table-cell table:style-name="Cell133">
            <text:p text:style-name="P214"/>
          </table:table-cell>
        </table:table-row>
        <table:table-row table:style-name="Row42">
          <table:table-cell table:style-name="Cell134">
            <text:p text:style-name="P215"><text:span text:style-name="T215_1">Matriz</text:span><text:span text:style-name="T215_2"><text:s/></text:span><text:span text:style-name="T215_3">de</text:span><text:span text:style-name="T215_4"><text:s/></text:span><text:span text:style-name="T215_5">Comunicação</text:span></text:p>
          </table:table-cell>
          <table:table-cell table:style-name="Cell135">
            <text:p text:style-name="P216"/>
          </table:table-cell>
          <table:table-cell table:style-name="Cell136">
            <text:p text:style-name="P217"/>
          </table:table-cell>
          <table:table-cell table:style-name="Cell137">
            <text:p text:style-name="P218"/>
          </table:table-cell>
        </table:table-row>
        <table:table-row table:style-name="Row43">
          <table:table-cell table:style-name="Cell138">
            <text:p text:style-name="P219"><text:span text:style-name="T219_1">Plano</text:span><text:span text:style-name="T219_2"><text:s/></text:span><text:span text:style-name="T219_3">de</text:span><text:span text:style-name="T219_4"><text:s/></text:span><text:span text:style-name="T219_5">Dados</text:span></text:p>
          </table:table-cell>
          <table:table-cell table:style-name="Cell139">
            <text:p text:style-name="P220"/>
          </table:table-cell>
          <table:table-cell table:style-name="Cell140">
            <text:p text:style-name="P221"/>
          </table:table-cell>
          <table:table-cell table:style-name="Cell141">
            <text:p text:style-name="P222"/>
          </table:table-cell>
        </table:table-row>
      </table:table>
      <text:p text:style-name="P223"/>
      <text:list text:style-name="LS1" xml:id="list13" text:continue-list="list0">
        <text:list-item>
          <text:list>
            <text:list-item>
              <text:h text:style-name="P224" text:outline-level="10"><text:bookmark-start text:name="h.1ksv4uv"/><text:bookmark-end text:name="h.1ksv4uv"/><text:span text:style-name="T224_1">Realização</text:span><text:span text:style-name="T224_2"><text:s/></text:span><text:span text:style-name="T224_3">das</text:span><text:span text:style-name="T224_4"><text:s/></text:span><text:span text:style-name="T224_5">reuniões</text:span><text:span text:style-name="T224_6">:<text:s/></text:span><text:span text:style-name="T224_7">As</text:span><text:span text:style-name="T224_8"><text:s/></text:span><text:span text:style-name="T224_9">seguintes</text:span><text:span text:style-name="T224_10"><text:s/></text:span><text:span text:style-name="T224_11">reuniões</text:span><text:span text:style-name="T224_12"><text:s/></text:span><text:span text:style-name="T224_13">foram</text:span><text:span text:style-name="T224_14"><text:s/></text:span><text:span text:style-name="T224_15">executadas</text:span><text:span text:style-name="T224_16">?</text:span></text:h>
            </text:list-item>
          </text:list>
        </text:list-item>
      </text:list>
      <text:p text:style-name="P225"/>
      <table:table table:style-name="Table10">
        <table:table-column table:style-name="Column24"/>
        <table:table-column table:style-name="Column25"/>
        <table:table-column table:style-name="Column26"/>
        <table:table-column table:style-name="Column27"/>
        <table:table-row table:style-name="Row44">
          <table:table-cell table:style-name="Cell142">
            <text:p text:style-name="P226"><text:span text:style-name="T226_1">Reunião</text:span></text:p>
          </table:table-cell>
          <table:table-cell table:style-name="Cell143">
            <text:p text:style-name="P227"><text:span text:style-name="T227_1">Sim</text:span></text:p>
          </table:table-cell>
          <table:table-cell table:style-name="Cell144">
            <text:p text:style-name="P228"><text:span text:style-name="T228_1">Não</text:span></text:p>
          </table:table-cell>
          <table:table-cell table:style-name="Cell145">
            <text:p text:style-name="P229"><text:span text:style-name="T229_1">Se</text:span><text:span text:style-name="T229_2"><text:s/></text:span><text:span text:style-name="T229_3">não</text:span><text:span text:style-name="T229_4">,<text:s/></text:span><text:span text:style-name="T229_5">porquê</text:span><text:span text:style-name="T229_6">?</text:span></text:p>
          </table:table-cell>
        </table:table-row>
        <table:table-row table:style-name="Row45">
          <table:table-cell table:style-name="Cell146">
            <text:p text:style-name="P230"><text:span text:style-name="T230_1">Sprint</text:span><text:span text:style-name="T230_2"><text:s/></text:span><text:span text:style-name="T230_3">Planning</text:span><text:span text:style-name="T230_4"><text:s/>3</text:span></text:p>
          </table:table-cell>
          <table:table-cell table:style-name="Cell147">
            <text:p text:style-name="P231"/>
          </table:table-cell>
          <table:table-cell table:style-name="Cell148">
            <text:p text:style-name="P232"/>
          </table:table-cell>
          <table:table-cell table:style-name="Cell149">
            <text:p text:style-name="P233"><text:span text:style-name="T233_1">Projeto</text:span><text:span text:style-name="T233_2"><text:s/></text:span><text:span text:style-name="T233_3">ainda</text:span><text:span text:style-name="T233_4"><text:s/></text:span><text:span text:style-name="T233_5">não</text:span><text:span text:style-name="T233_6"><text:s/></text:span><text:span text:style-name="T233_7">chegou</text:span><text:span text:style-name="T233_8"><text:s/></text:span><text:span text:style-name="T233_9">nesta</text:span><text:span text:style-name="T233_10"><text:s/></text:span><text:span text:style-name="T233_11">fase</text:span><text:span text:style-name="T233_12">.</text:span></text:p>
          </table:table-cell>
        </table:table-row>
        <table:table-row table:style-name="Row46">
          <table:table-cell table:style-name="Cell150">
            <text:p text:style-name="P234"><text:span text:style-name="T234_1">Retrospectiva</text:span><text:span text:style-name="T234_2"><text:s/></text:span><text:span text:style-name="T234_3">da</text:span><text:span text:style-name="T234_4"><text:s/></text:span><text:span text:style-name="T234_5">Sprint</text:span><text:span text:style-name="T234_6"><text:s/>2</text:span></text:p>
          </table:table-cell>
          <table:table-cell table:style-name="Cell151">
            <text:p text:style-name="P235"/>
          </table:table-cell>
          <table:table-cell table:style-name="Cell152">
            <text:p text:style-name="P236"/>
          </table:table-cell>
          <table:table-cell table:style-name="Cell153">
            <text:p text:style-name="P237"><text:span text:style-name="T237_1">Projeto</text:span><text:span text:style-name="T237_2"><text:s/></text:span><text:span text:style-name="T237_3">ainda</text:span><text:span text:style-name="T237_4"><text:s/></text:span><text:span text:style-name="T237_5">não</text:span><text:span text:style-name="T237_6"><text:s/></text:span><text:span text:style-name="T237_7">chegou</text:span><text:span text:style-name="T237_8"><text:s/></text:span><text:span text:style-name="T237_9">nesta</text:span><text:span text:style-name="T237_10"><text:s/></text:span><text:span text:style-name="T237_11">fase</text:span><text:span text:style-name="T237_12">.</text:span></text:p>
          </table:table-cell>
        </table:table-row>
        <table:table-row table:style-name="Row47">
          <table:table-cell table:style-name="Cell154">
            <text:p text:style-name="P238"><text:span text:style-name="T238_1">Sprint</text:span><text:span text:style-name="T238_2"><text:s/></text:span><text:span text:style-name="T238_3">Planning</text:span><text:span text:style-name="T238_4"><text:s/>2</text:span></text:p>
          </table:table-cell>
          <table:table-cell table:style-name="Cell155">
            <text:p text:style-name="P239"/>
          </table:table-cell>
          <table:table-cell table:style-name="Cell156">
            <text:p text:style-name="P240"/>
          </table:table-cell>
          <table:table-cell table:style-name="Cell157">
            <text:p text:style-name="P241"/>
          </table:table-cell>
        </table:table-row>
        <table:table-row table:style-name="Row48">
          <table:table-cell table:style-name="Cell158">
            <text:p text:style-name="P242"><text:span text:style-name="T242_1">Revisão</text:span><text:span text:style-name="T242_2"><text:s/></text:span><text:span text:style-name="T242_3">da</text:span><text:span text:style-name="T242_4"><text:s/></text:span><text:span text:style-name="T242_5">Sprint</text:span><text:span text:style-name="T242_6"><text:s/>2</text:span></text:p>
          </table:table-cell>
          <table:table-cell table:style-name="Cell159">
            <text:p text:style-name="P243"/>
          </table:table-cell>
          <table:table-cell table:style-name="Cell160">
            <text:p text:style-name="P244"/>
          </table:table-cell>
          <table:table-cell table:style-name="Cell161">
            <text:p text:style-name="P245"/>
          </table:table-cell>
        </table:table-row>
        <table:table-row table:style-name="Row49">
          <table:table-cell table:style-name="Cell162">
            <text:p text:style-name="P246"><text:span text:style-name="T246_1">Retrospectiva</text:span><text:span text:style-name="T246_2"><text:s/></text:span><text:span text:style-name="T246_3">da</text:span><text:span text:style-name="T246_4"><text:s/></text:span><text:span text:style-name="T246_5">Sprint</text:span><text:span text:style-name="T246_6"><text:s/>1</text:span></text:p>
          </table:table-cell>
          <table:table-cell table:style-name="Cell163">
            <text:p text:style-name="P247"/>
          </table:table-cell>
          <table:table-cell table:style-name="Cell164">
            <text:p text:style-name="P248"/>
          </table:table-cell>
          <table:table-cell table:style-name="Cell165">
            <text:p text:style-name="P249"/>
          </table:table-cell>
        </table:table-row>
        <table:table-row table:style-name="Row50">
          <table:table-cell table:style-name="Cell166">
            <text:p text:style-name="P250"><text:span text:style-name="T250_1">Reuniões</text:span><text:span text:style-name="T250_2"><text:s/></text:span><text:span text:style-name="T250_3">Diárias</text:span></text:p>
          </table:table-cell>
          <table:table-cell table:style-name="Cell167">
            <text:p text:style-name="P251"/>
          </table:table-cell>
          <table:table-cell table:style-name="Cell168">
            <text:p text:style-name="P252"/>
          </table:table-cell>
          <table:table-cell table:style-name="Cell169">
            <text:p text:style-name="P253"/>
          </table:table-cell>
        </table:table-row>
      </table:table>
      <text:p text:style-name="P254"><text:bookmark-start text:name="h.44sinio"/><text:bookmark-end text:name="h.44sinio"/></text:p>
      <text:list text:style-name="LS1" xml:id="list14" text:continue-list="list0">
        <text:list-item>
          <text:p text:style-name="P255"><text:span text:style-name="T255_1">Observações</text:span></text:p>
        </text:list-item>
      </text:list>
      <text:p text:style-name="P256"><text:span text:style-name="T256_1"><text:tab/></text:span><text:span text:style-name="T256_2">N</text:span><text:span text:style-name="T256_3">/</text:span><text:span text:style-name="T256_4">A</text:span><text:span text:style-name="T256_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-0.635cm" fo:line-height="115%" fo:margin-top="0cm" fo:margin-bottom="0cm" fo:margin-left="2.54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text-underline-style="none"/>
    </style:style>
    <style:style style:name="List1Level1" style:family="text">
      <style:text-properties fo:font-weight="normal" style:font-weight-asian="normal" style:font-weight-complex="normal"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2.54cm" text:min-label-distance="1.90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3.81cm" text:min-label-distance="1.905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6.35cm" text:min-label-distance="1.90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7.62cm" text:min-label-distance="1.90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10.16cm" text:min-label-distance="1.90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1.43cm" text:min-label-distance="1.90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2Level0" style:family="text">
      <style:text-properties style:font-name="Arial" style:font-name-asian="Arial" style:font-name-complex="Arial" style:text-underline-style="none"/>
    </style:style>
    <style:style style:name="List2Level1" style:family="text">
      <style:text-properties style:font-name="Arial" style:font-name-asian="Arial" style:font-name-complex="Arial" style:text-underline-style="none"/>
    </style:style>
    <style:style style:name="List2Level2" style:family="text">
      <style:text-properties style:font-name="Arial" style:font-name-asian="Arial" style:font-name-complex="Arial" style:text-underline-style="none"/>
    </style:style>
    <style:style style:name="List2Level3" style:family="text">
      <style:text-properties style:font-name="Arial" style:font-name-asian="Arial" style:font-name-complex="Arial" style:text-underline-style="none"/>
    </style:style>
    <style:style style:name="List2Level4" style:family="text">
      <style:text-properties style:font-name="Arial" style:font-name-asian="Arial" style:font-name-complex="Arial" style:text-underline-style="none"/>
    </style:style>
    <style:style style:name="List2Level5" style:family="text">
      <style:text-properties style:font-name="Arial" style:font-name-asian="Arial" style:font-name-complex="Arial" style:text-underline-style="none"/>
    </style:style>
    <style:style style:name="List2Level6" style:family="text">
      <style:text-properties style:font-name="Arial" style:font-name-asian="Arial" style:font-name-complex="Arial" style:text-underline-style="none"/>
    </style:style>
    <style:style style:name="List2Level7" style:family="text">
      <style:text-properties style:font-name="Arial" style:font-name-asian="Arial" style:font-name-complex="Arial" style:text-underline-style="none"/>
    </style:style>
    <style:style style:name="List2Level8" style:family="text">
      <style:text-properties style:font-name="Arial" style:font-name-asian="Arial" style:font-name-complex="Arial"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3.17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1" text:level="2">
        <style:list-level-properties text:space-before="1.905cm" text:min-label-width="3.17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2" text:level="3">
        <style:list-level-properties text:space-before="3.492cm" text:min-label-width="2.85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3" text:level="4">
        <style:list-level-properties text:space-before="4.445cm" text:min-label-width="3.17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4" text:level="5">
        <style:list-level-properties text:space-before="5.715cm" text:min-label-width="3.17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5" text:level="6">
        <style:list-level-properties text:space-before="7.302cm" text:min-label-width="2.85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6" text:level="7">
        <style:list-level-properties text:space-before="8.255cm" text:min-label-width="3.17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7" text:level="8">
        <style:list-level-properties text:space-before="9.525cm" text:min-label-width="3.17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2Level8" text:level="9">
        <style:list-level-properties text:space-before="11.112cm" text:min-label-width="2.858cm" fo:text-align="start"/>
        <style:text-properties style:font-name="Arial" style:font-name-asian="Arial" style:font-name-complex="Ari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